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-Roman" svg:font-family="Times-Roman" style:font-family-generic="roman"/>
    <style:font-face style:name="Optima-Italic" svg:font-family="Optima-Italic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16.41pt" fo:break-before="auto" style:use-optimal-row-height="true"/>
    </style:style>
    <style:style style:name="ro6" style:family="table-row">
      <style:table-row-properties style:row-height="26.84pt" fo:break-before="auto" style:use-optimal-row-height="true"/>
    </style:style>
    <style:style style:name="ro7" style:family="table-row">
      <style:table-row-properties style:row-height="25.14pt" fo:break-before="auto" style:use-optimal-row-height="false"/>
    </style:style>
    <style:style style:name="ro8" style:family="table-row">
      <style:table-row-properties style:row-height="28.3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99pt solid #000000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" style:family="table-cell" style:parent-style-name="Default">
      <style:table-cell-properties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Optima-Italic" style:language-asian="en" style:country-asian="US" style:font-style-asian="normal" style:font-weight-asian="normal" style:font-name-complex="Optima-Italic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diagonal-bl-tr="none" style:diagonal-tl-br="none" fo:background-color="transparent" fo:border="0.99pt solid #000000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Times New Roman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ff3333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9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Optima-Italic" style:language-asian="en" style:country-asian="US" style:font-style-asian="normal" style:font-weight-asian="normal" style:font-name-complex="Optima-Italic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4" style:family="table-cell" style:parent-style-name="Default">
      <style:table-cell-properties fo:border="none"/>
    </style:style>
    <style:style style:name="ce43" style:family="table-cell" style:parent-style-name="Default">
      <style:table-cell-properties fo:wrap-option="wrap"/>
      <style:text-properties fo:color="#ce181e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4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ext-properties fo:color="#ce181e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 style:data-style-name="N4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154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font-name="Times New Roman1" fo:font-size="11pt" style:font-size-asian="11pt" style:font-name-complex="Times New Roman1" style:font-size-complex="11pt"/>
    </style:style>
    <style:style style:name="ce27" style:family="table-cell" style:parent-style-name="Default">
      <style:table-cell-properties fo:border="0.06pt solid #000000"/>
      <style:text-properties fo:color="#000080"/>
    </style:style>
    <style:style style:name="ce28" style:family="table-cell" style:parent-style-name="Default">
      <style:table-cell-properties fo:border="none"/>
      <style:text-properties fo:color="#000080"/>
    </style:style>
    <style:style style:name="ce29" style:family="table-cell" style:parent-style-name="Default">
      <style:table-cell-properties fo:background-color="transparent" fo:border="0.06pt solid #000000"/>
      <style:text-properties fo:color="#0d1f63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language-asian="en" style:country-asian="US" style:font-style-asian="normal" style:font-weight-asian="normal" style:font-name-complex="Times-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Times-Roman" fo:font-size="6pt" style:font-name-asian="Times-Roman" style:font-size-asian="6pt" style:font-size-complex="6pt"/>
    </style:style>
    <style:style style:name="T2" style:family="text">
      <style:text-properties style:text-position="-33% 58%"/>
    </style:style>
    <style:style style:name="T3" style:family="text">
      <style:text-properties style:font-weight-complex="normal" style:font-weight-asian="normal" style:font-size-complex="11pt" style:font-size-asian="11pt" style:text-position="0% 100%" fo:color="#000000" style:font-name="Times New Roman" fo:font-size="11pt" fo:text-shadow="none" style:font-style-asian="normal" style:font-style-complex="normal" style:text-outline="false" fo:font-style="normal" style:text-line-through-type="none" style:text-underline-style="none" style:text-underline-color="font-color" fo:font-weight="normal"/>
    </style:style>
    <style:style style:name="T4" style:family="text">
      <style:text-properties style:font-weight-complex="normal" style:font-weight-asian="normal" style:font-size-complex="11pt" style:font-size-asian="11pt" fo:color="#000000" style:font-name="Times New Roman" fo:font-size="11pt" fo:text-shadow="none" style:font-style-asian="normal" style:font-style-complex="normal" style:text-outline="false" fo:font-style="normal" style:text-line-through-type="none" style:text-underline-style="none" style:text-underline-color="font-color" fo:font-weight="normal" style:text-position="-33% 58%"/>
    </style:style>
    <style:style style:name="T5" style:family="text">
      <style:text-properties style:font-name="Times New Roman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-33% 58%" style:font-size-asian="11pt" style:font-size-complex="11pt" style:font-weight-asian="normal" style:font-weight-complex="normal" style:font-style-asian="normal" fo:color="#000000"/>
    </style:style>
    <style:style style:name="T6" style:family="text">
      <style:text-properties style:font-name="Times New Roman" style:font-style-complex="normal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text-position="0% 100%"/>
    </style:style>
    <style:style style:name="T7" style:family="text">
      <style:text-properties style:font-name="Times New Roman" style:font-style-complex="normal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text-position="-33% 58%"/>
    </style:style>
    <style:style style:name="T8" style:family="text">
      <style:text-properties fo:color="#000000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-33% 58%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fo:color="#000000" style:font-name="Times New Roman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Метод АГВ" table:style-name="ta1">
        <table:shapes>
          <draw:frame draw:z-index="0" draw:style-name="gr1" draw:text-style-name="P1" svg:width="5.67pt" svg:height="13.44pt" svg:x="127.98pt" svg:y="279.3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453.51pt" svg:height="255.09pt" svg:x="21.83pt" svg:y="611.63pt">
            <draw:object draw:notify-on-update-of-ranges="'Метод АГВ'.C27:'Метод АГВ'.C39 'Метод АГВ'.B25:'Метод АГВ'.B25 'Метод АГВ'.B27:'Метод АГВ'.B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0.24pt" svg:height="44.79pt" svg:x="440.45pt" svg:y="1070.7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6.36pt" svg:height="20.1pt" svg:x="708.77pt" svg:y="1086.94pt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39.33pt" svg:height="22.17pt" svg:x="438.94pt" svg:y="1134.4pt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19.45pt" svg:height="17.77pt" svg:x="732.93pt" svg:y="1136.01pt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2" draw:text-style-name="P1" svg:width="570.27pt" svg:height="320.77pt" svg:x="29.62pt" svg:y="1706.29pt">
            <draw:object draw:notify-on-update-of-ranges="'Метод АГВ'.A102:'Метод АГВ'.A122 'Метод АГВ'.B100:'Метод АГВ'.B100 'Метод АГВ'.B102:'Метод АГВ'.B122 'Метод АГВ'.A102:'Метод АГВ'.A122 'Метод АГВ'.C100:'Метод АГВ'.C100 'Метод АГВ'.C102:'Метод АГВ'.C122 'Метод АГВ'.A102:'Метод АГВ'.A122 'Метод АГВ'.D100:'Метод АГВ'.D100 'Метод АГВ'.D102:'Метод АГВ'.D122 'Метод АГВ'.A102:'Метод АГВ'.A122 'Метод АГВ'.E100:'Метод АГВ'.E100 'Метод АГВ'.E102:'Метод АГВ'.E12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Вычисление инкрементов физико-химических свойств углеводородов, кислот и эфиров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8"/>
        </table:table-row>
        <table:table-row table:style-name="ro2">
          <table:table-cell office:value-type="string" calcext:value-type="string">
            <text:p>Обучающая выборка</text:p>
          </table:table-cell>
          <table:table-cell table:number-columns-repeated="8"/>
        </table:table-row>
        <table:table-row table:style-name="ro3">
          <table:table-cell table:style-name="ce8" office:value-type="string" calcext:value-type="string" table:number-columns-spanned="1" table:number-rows-spanned="2">
            <text:p>Название соединения</text:p>
          </table:table-cell>
          <table:table-cell table:style-name="ce8" office:value-type="string" calcext:value-type="string" table:number-columns-spanned="1" table:number-rows-spanned="2">
            <text:p>Брутто-формула</text:p>
          </table:table-cell>
          <table:table-cell table:style-name="ce8" office:value-type="string" calcext:value-type="string" table:number-columns-spanned="5" table:number-rows-spanned="1">
            <text:p>Группировки атомов</text:p>
          </table:table-cell>
          <table:covered-table-cell table:number-columns-repeated="4" table:style-name="ce8"/>
          <table:table-cell table:style-name="ce8" office:value-type="string" calcext:value-type="string" table:number-columns-spanned="1" table:number-rows-spanned="2">
            <text:p>dH(298К), кДж/моль</text:p>
          </table:table-cell>
          <table:table-cell table:style-name="ce8" office:value-type="string" calcext:value-type="string" table:number-columns-spanned="1" table:number-rows-spanned="2">
            <text:p>V_mol, см^3/моль</text:p>
          </table:table-cell>
        </table:table-row>
        <table:table-row table:style-name="ro4">
          <table:covered-table-cell table:number-columns-repeated="2" table:style-name="ce8"/>
          <table:table-cell table:style-name="ce10" office:value-type="string" calcext:value-type="string">
            <text:p>-СН<text:span text:style-name="T8">3</text:span></text:p>
          </table:table-cell>
          <table:table-cell table:style-name="ce10" office:value-type="string" calcext:value-type="string">
            <text:p>-СН<text:span text:style-name="T8">2</text:span><text:span text:style-name="T9">-</text:span></text:p>
          </table:table-cell>
          <table:table-cell table:style-name="ce10" office:value-type="string" calcext:value-type="string">
            <text:p>-С=С-</text:p>
          </table:table-cell>
          <table:table-cell table:style-name="ce10" office:value-type="string" calcext:value-type="string">
            <text:p>-COOH</text:p>
          </table:table-cell>
          <table:table-cell table:style-name="ce10" office:value-type="string" calcext:value-type="string">
            <text:p>-COOCH3</text:p>
          </table:table-cell>
          <table:covered-table-cell table:number-columns-repeated="2" table:style-name="ce8"/>
        </table:table-row>
        <table:table-row table:style-name="ro3">
          <table:table-cell table:style-name="ce3" office:value-type="string" calcext:value-type="string">
            <text:p>Гексановая кислота</text:p>
          </table:table-cell>
          <table:table-cell table:style-name="ce18" office:value-type="string" calcext:value-type="string">
            <text:p>C<text:span text:style-name="T1">6</text:span>H<text:span text:style-name="T1">12</text:span>O<text:span text:style-name="T1">2</text:span>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0" office:value-type="float" office:value="71.2" calcext:value-type="float">
            <text:p>71.20</text:p>
          </table:table-cell>
          <table:table-cell table:style-name="ce30" office:value-type="float" office:value="125" calcext:value-type="float">
            <text:p>125.00</text:p>
          </table:table-cell>
        </table:table-row>
        <table:table-row table:style-name="ro3">
          <table:table-cell table:style-name="ce3" office:value-type="string" calcext:value-type="string">
            <text:p>Пентановая кислота</text:p>
          </table:table-cell>
          <table:table-cell table:style-name="ce18" office:value-type="string" calcext:value-type="string">
            <text:p>C<text:span text:style-name="T1">5</text:span>H<text:span text:style-name="T1">10</text:span>O<text:span text:style-name="T1">2</text:span>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0" office:value-type="float" office:value="69.6" calcext:value-type="float">
            <text:p>69.60</text:p>
          </table:table-cell>
          <table:table-cell table:style-name="ce31" office:value-type="float" office:value="108.4" calcext:value-type="float">
            <text:p>108.4</text:p>
          </table:table-cell>
        </table:table-row>
        <table:table-row table:style-name="ro3">
          <table:table-cell table:style-name="ce3" office:value-type="string" calcext:value-type="string">
            <text:p>Метилакрилат</text:p>
          </table:table-cell>
          <table:table-cell table:style-name="ce18" office:value-type="string" calcext:value-type="string">
            <text:p>C<text:span text:style-name="T1">4</text:span>H<text:span text:style-name="T1">6</text:span>O<text:span text:style-name="T1">2</text:span>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1.15" calcext:value-type="float">
            <text:p>31.15</text:p>
          </table:table-cell>
          <table:table-cell table:style-name="ce32" office:value-type="float" office:value="94.95" calcext:value-type="float">
            <text:p>94.95</text:p>
          </table:table-cell>
        </table:table-row>
        <table:table-row table:style-name="ro3">
          <table:table-cell table:style-name="ce3" office:value-type="string" calcext:value-type="string">
            <text:p>Метилацетат</text:p>
          </table:table-cell>
          <table:table-cell table:style-name="ce18" office:value-type="string" calcext:value-type="string">
            <text:p>C<text:span text:style-name="T1">3</text:span>H<text:span text:style-name="T1">6</text:span>O<text:span text:style-name="T1">2</text:span>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1.315" calcext:value-type="float">
            <text:p>31.315</text:p>
          </table:table-cell>
          <table:table-cell table:style-name="ce32" office:value-type="float" office:value="82.05" calcext:value-type="float">
            <text:p>82.05</text:p>
          </table:table-cell>
        </table:table-row>
        <table:table-row table:style-name="ro3">
          <table:table-cell table:style-name="ce3" office:value-type="string" calcext:value-type="string">
            <text:p>Бутановая кислота</text:p>
          </table:table-cell>
          <table:table-cell table:style-name="ce18" office:value-type="string" calcext:value-type="string">
            <text:p>C<text:span text:style-name="T1">4</text:span>H<text:span text:style-name="T1">8</text:span>O<text:span text:style-name="T1">2</text:span>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0" office:value-type="float" office:value="58" calcext:value-type="float">
            <text:p>58.00</text:p>
          </table:table-cell>
          <table:table-cell table:style-name="ce32" office:value-type="float" office:value="102.4" calcext:value-type="float">
            <text:p>102.4</text:p>
          </table:table-cell>
        </table:table-row>
        <table:table-row table:style-name="ro3">
          <table:table-cell table:style-name="ce3" office:value-type="string" calcext:value-type="string">
            <text:p>Пропановая кислота</text:p>
          </table:table-cell>
          <table:table-cell table:style-name="ce18" office:value-type="string" calcext:value-type="string">
            <text:p>C<text:span text:style-name="T1">3</text:span>H<text:span text:style-name="T1">6</text:span>O<text:span text:style-name="T1">2</text:span>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0" office:value-type="float" office:value="55" calcext:value-type="float">
            <text:p>55.00</text:p>
          </table:table-cell>
          <table:table-cell table:style-name="ce32" office:value-type="float" office:value="82.6" calcext:value-type="float">
            <text:p>82.6</text:p>
          </table:table-cell>
        </table:table-row>
        <table:table-row table:style-name="ro3">
          <table:table-cell table:style-name="ce3" office:value-type="string" calcext:value-type="string">
            <text:p>Этановая кислота</text:p>
          </table:table-cell>
          <table:table-cell table:style-name="ce18" office:value-type="string" calcext:value-type="string">
            <text:p>C<text:span text:style-name="T1">2</text:span>H<text:span text:style-name="T1">4</text:span>O<text:span text:style-name="T1">2</text:span>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0" office:value-type="float" office:value="51.6" calcext:value-type="float">
            <text:p>51.60</text:p>
          </table:table-cell>
          <table:table-cell table:style-name="ce32" office:value-type="float" office:value="62.75" calcext:value-type="float">
            <text:p>62.75</text:p>
          </table:table-cell>
        </table:table-row>
        <table:table-row table:style-name="ro5">
          <table:table-cell table:style-name="ce3" office:value-type="string" calcext:value-type="string">
            <text:p>1-октен</text:p>
          </table:table-cell>
          <table:table-cell table:style-name="ce19" office:value-type="string" calcext:value-type="string">
            <text:p>С<text:span text:style-name="T2">8</text:span><text:span text:style-name="T3">Н</text:span><text:span text:style-name="T4">16</text:span>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7.15" calcext:value-type="float">
            <text:p>37.15</text:p>
          </table:table-cell>
          <table:table-cell table:style-name="ce32" office:value-type="float" office:value="166.25" calcext:value-type="float">
            <text:p>166.25</text:p>
          </table:table-cell>
        </table:table-row>
        <table:table-row table:style-name="ro5">
          <table:table-cell table:style-name="ce4" office:value-type="string" calcext:value-type="string">
            <text:p>1-пентен</text:p>
          </table:table-cell>
          <table:table-cell table:style-name="ce19" office:value-type="string" calcext:value-type="string">
            <text:p>С<text:span text:style-name="T2">5</text:span><text:span text:style-name="T3">Н</text:span><text:span text:style-name="T4">10</text:span>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0" office:value-type="float" office:value="25.47" calcext:value-type="float">
            <text:p>25.47</text:p>
          </table:table-cell>
          <table:table-cell table:style-name="ce32" office:value-type="float" office:value="110.25" calcext:value-type="float">
            <text:p>110.25</text:p>
          </table:table-cell>
        </table:table-row>
        <table:table-row table:style-name="ro5">
          <table:table-cell table:style-name="ce4" office:value-type="string" calcext:value-type="string">
            <text:p>1-бутен</text:p>
          </table:table-cell>
          <table:table-cell table:style-name="ce19" office:value-type="string" calcext:value-type="string">
            <text:p>С<text:span text:style-name="T2">4</text:span><text:span text:style-name="T3">Н</text:span><text:span text:style-name="T4">8</text:span>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0" office:value-type="float" office:value="20.22" calcext:value-type="float">
            <text:p>20.22</text:p>
          </table:table-cell>
          <table:table-cell table:style-name="ce32" office:value-type="float" office:value="94.8" calcext:value-type="float">
            <text:p>94.8</text:p>
          </table:table-cell>
        </table:table-row>
        <table:table-row table:style-name="ro5">
          <table:table-cell table:style-name="ce5" office:value-type="string" calcext:value-type="string">
            <text:p>n-гептан</text:p>
          </table:table-cell>
          <table:table-cell table:style-name="ce19" office:value-type="string" calcext:value-type="string">
            <text:p>С<text:span text:style-name="T2">7</text:span><text:span text:style-name="T3">Н</text:span><text:span text:style-name="T4">16</text:span>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34.125" calcext:value-type="float">
            <text:p>34.125</text:p>
          </table:table-cell>
          <table:table-cell table:style-name="ce32" office:value-type="float" office:value="147.05" calcext:value-type="float">
            <text:p>147.05</text:p>
          </table:table-cell>
        </table:table-row>
        <table:table-row table:style-name="ro5">
          <table:table-cell table:style-name="ce5" office:value-type="string" calcext:value-type="string">
            <text:p>n-гексан</text:p>
          </table:table-cell>
          <table:table-cell table:style-name="ce19" office:value-type="string" calcext:value-type="string">
            <text:p>С<text:span text:style-name="T2">6</text:span><text:span text:style-name="T3">Н</text:span><text:span text:style-name="T4">14</text:span>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30.2025" calcext:value-type="float">
            <text:p>30.2025</text:p>
          </table:table-cell>
          <table:table-cell table:style-name="ce32" office:value-type="float" office:value="131.15" calcext:value-type="float">
            <text:p>131.15</text:p>
          </table:table-cell>
        </table:table-row>
        <table:table-row table:style-name="ro5">
          <table:table-cell table:style-name="ce5" office:value-type="string" calcext:value-type="string">
            <text:p>n-бутан</text:p>
          </table:table-cell>
          <table:table-cell table:style-name="ce19" office:value-type="string" calcext:value-type="string">
            <text:p>С<text:span text:style-name="T5">4</text:span><text:span text:style-name="T6">Н</text:span><text:span text:style-name="T7">10</text:span>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21.7295" calcext:value-type="float">
            <text:p>21.7295</text:p>
          </table:table-cell>
          <table:table-cell table:style-name="ce32" office:value-type="float" office:value="100.45" calcext:value-type="float">
            <text:p>100.45</text:p>
          </table:table-cell>
        </table:table-row>
        <table:table-row table:style-name="ro2">
          <table:table-cell table:number-columns-repeated="9"/>
        </table:table-row>
        <table:table-row table:style-name="ro4">
          <table:table-cell/>
          <table:table-cell table:style-name="ce10" office:value-type="string" calcext:value-type="string">
            <text:p>-COOCH3</text:p>
          </table:table-cell>
          <table:table-cell table:style-name="ce10" office:value-type="string" calcext:value-type="string">
            <text:p>-COOH</text:p>
          </table:table-cell>
          <table:table-cell table:style-name="ce10" office:value-type="string" calcext:value-type="string">
            <text:p>-С=С-</text:p>
          </table:table-cell>
          <table:table-cell table:style-name="ce10" office:value-type="string" calcext:value-type="string">
            <text:p>-СН<text:span text:style-name="T8">2</text:span><text:span text:style-name="T9">-</text:span></text:p>
          </table:table-cell>
          <table:table-cell table:style-name="ce10" office:value-type="string" calcext:value-type="string">
            <text:p>-СН<text:span text:style-name="T8">3</text:span>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dH(298К), кДж/моль</text:p>
          </table:table-cell>
          <table:table-cell table:number-matrix-columns-spanned="6" table:number-matrix-rows-spanned="1" table:formula="of:=LINEST([.H6:.H18];[.C6:.G18];0;0)" office:value-type="float" office:value="23.8156818980668" calcext:value-type="float">
            <text:p>23.8156818980668</text:p>
          </table:table-cell>
          <table:table-cell office:value-type="float" office:value="45.7354850615115" calcext:value-type="float">
            <text:p>45.7354850615115</text:p>
          </table:table-cell>
          <table:table-cell office:value-type="float" office:value="8.72597891036908" calcext:value-type="float">
            <text:p>8.72597891036908</text:p>
          </table:table-cell>
          <table:table-cell office:value-type="float" office:value="4.61842882249561" calcext:value-type="float">
            <text:p>4.61842882249561</text:p>
          </table:table-cell>
          <table:table-cell office:value-type="float" office:value="6.10765729349736" calcext:value-type="float">
            <text:p>6.107657293497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6" office:value-type="string" calcext:value-type="string">
            <text:p>V_mol, см^3/моль</text:p>
          </table:table-cell>
          <table:table-cell table:number-matrix-columns-spanned="6" table:number-matrix-rows-spanned="1" table:formula="of:=LINEST([.I6:.I18];[.C6:.G18];0;0)" office:value-type="float" office:value="48.3148066783831" calcext:value-type="float">
            <text:p>48.3148066783831</text:p>
          </table:table-cell>
          <table:table-cell office:value-type="float" office:value="30.361151142355" calcext:value-type="float">
            <text:p>30.361151142355</text:p>
          </table:table-cell>
          <table:table-cell office:value-type="float" office:value="46.9660369068542" calcext:value-type="float">
            <text:p>46.9660369068542</text:p>
          </table:table-cell>
          <table:table-cell office:value-type="float" office:value="16.2322495606327" calcext:value-type="float">
            <text:p>16.2322495606327</text:p>
          </table:table-cell>
          <table:table-cell office:value-type="float" office:value="33.4043497363796" calcext:value-type="float">
            <text:p>33.40434973637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style-name="ce7" office:value-type="string" calcext:value-type="string">
            <text:p>Сравнение результатов расчета с экспериментом</text:p>
          </table:table-cell>
          <table:table-cell table:number-columns-repeated="3"/>
          <table:table-cell table:style-name="ce7"/>
          <table:table-cell table:number-columns-repeated="4"/>
        </table:table-row>
        <table:table-row table:style-name="ro6">
          <table:table-cell table:style-name="ce36" office:value-type="string" calcext:value-type="string" table:number-columns-spanned="1" table:number-rows-spanned="2">
            <text:p>Название соединения</text:p>
          </table:table-cell>
          <table:table-cell table:style-name="ce20" office:value-type="string" calcext:value-type="string" table:number-columns-spanned="2" table:number-rows-spanned="1">
            <text:p>Энтальпия испарения, <text:s text:c="2"/>кДж/моль</text:p>
          </table:table-cell>
          <table:covered-table-cell table:style-name="ce52"/>
          <table:table-cell table:style-name="ce26" office:value-type="string" calcext:value-type="string" table:number-columns-spanned="2" table:number-rows-spanned="1">
            <text:p>Мольный объем, см^3/моль</text:p>
          </table:table-cell>
          <table:covered-table-cell table:style-name="ce52"/>
          <table:table-cell table:number-columns-repeated="4"/>
        </table:table-row>
        <table:table-row table:style-name="ro1">
          <table:covered-table-cell table:style-name="ce36"/>
          <table:table-cell table:style-name="ce52" office:value-type="string" calcext:value-type="string">
            <text:p>Расчет</text:p>
          </table:table-cell>
          <table:table-cell table:style-name="ce24" office:value-type="string" calcext:value-type="string">
            <text:p>Эксперимент</text:p>
          </table:table-cell>
          <table:table-cell table:style-name="ce52" office:value-type="string" calcext:value-type="string">
            <text:p>Расчет</text:p>
          </table:table-cell>
          <table:table-cell table:style-name="ce24" office:value-type="string" calcext:value-type="string">
            <text:p>Эксперимент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Гексановая кислота</text:p>
          </table:table-cell>
          <table:table-cell table:style-name="ce22" table:formula="of:=[.$F$21]*[.C6]+[.$E$21]*[.D6]+[.$D$21]*[.E6]+[.$C$21]*[.F6]+[.$B$21]*[.G6]" office:value-type="float" office:value="70.3168576449913" calcext:value-type="float">
            <text:p>70.32</text:p>
          </table:table-cell>
          <table:table-cell table:style-name="ce22" office:value-type="float" office:value="71.2" calcext:value-type="float">
            <text:p>71.20</text:p>
          </table:table-cell>
          <table:table-cell table:style-name="ce22" table:formula="of:=[.$F$22]*[.C6]+[.$E$22]*[.D6]+[.$D$22]*[.E6]+[.$C$22]*[.F6]+[.$B$22]*[.G6]" office:value-type="float" office:value="128.694499121265" calcext:value-type="float">
            <text:p>128.69</text:p>
          </table:table-cell>
          <table:table-cell table:style-name="ce22" office:value-type="float" office:value="125" calcext:value-type="float">
            <text:p>125.0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Пентановая кислота</text:p>
          </table:table-cell>
          <table:table-cell table:style-name="ce22" table:formula="of:=[.$F$21]*[.C7]+[.$E$21]*[.D7]+[.$D$21]*[.E7]+[.$C$21]*[.F7]+[.$B$21]*[.G7]" office:value-type="float" office:value="65.6984288224956" calcext:value-type="float">
            <text:p>65.70</text:p>
          </table:table-cell>
          <table:table-cell table:style-name="ce22" office:value-type="float" office:value="69.6" calcext:value-type="float">
            <text:p>69.60</text:p>
          </table:table-cell>
          <table:table-cell table:style-name="ce22" table:formula="of:=[.$F$22]*[.C7]+[.$E$22]*[.D7]+[.$D$22]*[.E7]+[.$C$22]*[.F7]+[.$B$22]*[.G7]" office:value-type="float" office:value="112.462249560633" calcext:value-type="float">
            <text:p>112.46</text:p>
          </table:table-cell>
          <table:table-cell table:style-name="ce22" office:value-type="float" office:value="108.4" calcext:value-type="float">
            <text:p>108.4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Метилакрилат</text:p>
          </table:table-cell>
          <table:table-cell table:style-name="ce22" table:formula="of:=[.$F$21]*[.C8]+[.$E$21]*[.D8]+[.$D$21]*[.E8]+[.$C$21]*[.F8]+[.$B$21]*[.G8]" office:value-type="float" office:value="32.5416608084359" calcext:value-type="float">
            <text:p>32.54</text:p>
          </table:table-cell>
          <table:table-cell table:style-name="ce22" office:value-type="float" office:value="31.15" calcext:value-type="float">
            <text:p>31.15</text:p>
          </table:table-cell>
          <table:table-cell table:style-name="ce22" table:formula="of:=[.$F$22]*[.C8]+[.$E$22]*[.D8]+[.$D$22]*[.E8]+[.$C$22]*[.F8]+[.$B$22]*[.G8]" office:value-type="float" office:value="95.2808435852373" calcext:value-type="float">
            <text:p>95.28</text:p>
          </table:table-cell>
          <table:table-cell table:style-name="ce22" office:value-type="float" office:value="94.95" calcext:value-type="float">
            <text:p>94.9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Метилацетат</text:p>
          </table:table-cell>
          <table:table-cell table:style-name="ce22" table:formula="of:=[.$F$21]*[.C9]+[.$E$21]*[.D9]+[.$D$21]*[.E9]+[.$C$21]*[.F9]+[.$B$21]*[.G9]" office:value-type="float" office:value="29.9233391915641" calcext:value-type="float">
            <text:p>29.92</text:p>
          </table:table-cell>
          <table:table-cell table:style-name="ce22" office:value-type="float" office:value="31.315" calcext:value-type="float">
            <text:p>31.32</text:p>
          </table:table-cell>
          <table:table-cell table:style-name="ce22" table:formula="of:=[.$F$22]*[.C9]+[.$E$22]*[.D9]+[.$D$22]*[.E9]+[.$C$22]*[.F9]+[.$B$22]*[.G9]" office:value-type="float" office:value="81.7191564147628" calcext:value-type="float">
            <text:p>81.72</text:p>
          </table:table-cell>
          <table:table-cell table:style-name="ce22" office:value-type="float" office:value="82.05" calcext:value-type="float">
            <text:p>82.0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Бутановая кислота</text:p>
          </table:table-cell>
          <table:table-cell table:style-name="ce22" table:formula="of:=[.$F$21]*[.C10]+[.$E$21]*[.D10]+[.$D$21]*[.E10]+[.$C$21]*[.F10]+[.$B$21]*[.G10]" office:value-type="float" office:value="61.08" calcext:value-type="float">
            <text:p>61.08</text:p>
          </table:table-cell>
          <table:table-cell table:style-name="ce22" office:value-type="float" office:value="58" calcext:value-type="float">
            <text:p>58.00</text:p>
          </table:table-cell>
          <table:table-cell table:style-name="ce22" table:formula="of:=[.$F$22]*[.C10]+[.$E$22]*[.D10]+[.$D$22]*[.E10]+[.$C$22]*[.F10]+[.$B$22]*[.G10]" office:value-type="float" office:value="96.23" calcext:value-type="float">
            <text:p>96.23</text:p>
          </table:table-cell>
          <table:table-cell table:style-name="ce22" office:value-type="float" office:value="102.4" calcext:value-type="float">
            <text:p>102.4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Пропановая кислота</text:p>
          </table:table-cell>
          <table:table-cell table:style-name="ce22" table:formula="of:=[.$F$21]*[.C11]+[.$E$21]*[.D11]+[.$D$21]*[.E11]+[.$C$21]*[.F11]+[.$B$21]*[.G11]" office:value-type="float" office:value="56.4615711775044" calcext:value-type="float">
            <text:p>56.46</text:p>
          </table:table-cell>
          <table:table-cell table:style-name="ce22" office:value-type="float" office:value="55" calcext:value-type="float">
            <text:p>55.00</text:p>
          </table:table-cell>
          <table:table-cell table:style-name="ce22" table:formula="of:=[.$F$22]*[.C11]+[.$E$22]*[.D11]+[.$D$22]*[.E11]+[.$C$22]*[.F11]+[.$B$22]*[.G11]" office:value-type="float" office:value="79.9977504393673" calcext:value-type="float">
            <text:p>80.00</text:p>
          </table:table-cell>
          <table:table-cell table:style-name="ce22" office:value-type="float" office:value="82.6" calcext:value-type="float">
            <text:p>82.6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Этановая кислота</text:p>
          </table:table-cell>
          <table:table-cell table:style-name="ce22" table:formula="of:=[.$F$21]*[.C12]+[.$E$21]*[.D12]+[.$D$21]*[.E12]+[.$C$21]*[.F12]+[.$B$21]*[.G12]" office:value-type="float" office:value="51.8431423550088" calcext:value-type="float">
            <text:p>51.84</text:p>
          </table:table-cell>
          <table:table-cell table:style-name="ce22" office:value-type="float" office:value="51.6" calcext:value-type="float">
            <text:p>51.60</text:p>
          </table:table-cell>
          <table:table-cell table:style-name="ce22" table:formula="of:=[.$F$22]*[.C12]+[.$E$22]*[.D12]+[.$D$22]*[.E12]+[.$C$22]*[.F12]+[.$B$22]*[.G12]" office:value-type="float" office:value="63.7655008787346" calcext:value-type="float">
            <text:p>63.77</text:p>
          </table:table-cell>
          <table:table-cell table:style-name="ce22" office:value-type="float" office:value="62.75" calcext:value-type="float">
            <text:p>62.7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-октен</text:p>
          </table:table-cell>
          <table:table-cell table:style-name="ce22" table:formula="of:=[.$F$21]*[.C13]+[.$E$21]*[.D13]+[.$D$21]*[.E13]+[.$C$21]*[.F13]+[.$B$21]*[.G13]" office:value-type="float" office:value="37.9257803163445" calcext:value-type="float">
            <text:p>37.93</text:p>
          </table:table-cell>
          <table:table-cell table:style-name="ce22" office:value-type="float" office:value="37.15" calcext:value-type="float">
            <text:p>37.15</text:p>
          </table:table-cell>
          <table:table-cell table:style-name="ce22" table:formula="of:=[.$F$22]*[.C13]+[.$E$22]*[.D13]+[.$D$22]*[.E13]+[.$C$22]*[.F13]+[.$B$22]*[.G13]" office:value-type="float" office:value="161.531634446397" calcext:value-type="float">
            <text:p>161.53</text:p>
          </table:table-cell>
          <table:table-cell table:style-name="ce22" office:value-type="float" office:value="166.25" calcext:value-type="float">
            <text:p>166.25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1-пентен</text:p>
          </table:table-cell>
          <table:table-cell table:style-name="ce22" table:formula="of:=[.$F$21]*[.C14]+[.$E$21]*[.D14]+[.$D$21]*[.E14]+[.$C$21]*[.F14]+[.$B$21]*[.G14]" office:value-type="float" office:value="24.0704938488577" calcext:value-type="float">
            <text:p>24.07</text:p>
          </table:table-cell>
          <table:table-cell table:style-name="ce22" office:value-type="float" office:value="25.47" calcext:value-type="float">
            <text:p>25.47</text:p>
          </table:table-cell>
          <table:table-cell table:style-name="ce22" table:formula="of:=[.$F$22]*[.C14]+[.$E$22]*[.D14]+[.$D$22]*[.E14]+[.$C$22]*[.F14]+[.$B$22]*[.G14]" office:value-type="float" office:value="112.834885764499" calcext:value-type="float">
            <text:p>112.83</text:p>
          </table:table-cell>
          <table:table-cell table:style-name="ce22" office:value-type="float" office:value="110.25" calcext:value-type="float">
            <text:p>110.25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1-бутен</text:p>
          </table:table-cell>
          <table:table-cell table:style-name="ce22" table:formula="of:=[.$F$21]*[.C15]+[.$E$21]*[.D15]+[.$D$21]*[.E15]+[.$C$21]*[.F15]+[.$B$21]*[.G15]" office:value-type="float" office:value="19.4520650263621" calcext:value-type="float">
            <text:p>19.45</text:p>
          </table:table-cell>
          <table:table-cell table:style-name="ce22" office:value-type="float" office:value="20.22" calcext:value-type="float">
            <text:p>20.22</text:p>
          </table:table-cell>
          <table:table-cell table:style-name="ce22" table:formula="of:=[.$F$22]*[.C15]+[.$E$22]*[.D15]+[.$D$22]*[.E15]+[.$C$22]*[.F15]+[.$B$22]*[.G15]" office:value-type="float" office:value="96.6026362038665" calcext:value-type="float">
            <text:p>96.60</text:p>
          </table:table-cell>
          <table:table-cell table:style-name="ce22" office:value-type="float" office:value="94.8" calcext:value-type="float">
            <text:p>94.8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n-гептан</text:p>
          </table:table-cell>
          <table:table-cell table:style-name="ce22" table:formula="of:=[.$F$21]*[.C16]+[.$E$21]*[.D16]+[.$D$21]*[.E16]+[.$C$21]*[.F16]+[.$B$21]*[.G16]" office:value-type="float" office:value="35.3074586994728" calcext:value-type="float">
            <text:p>35.31</text:p>
          </table:table-cell>
          <table:table-cell table:style-name="ce22" office:value-type="float" office:value="34.125" calcext:value-type="float">
            <text:p>34.13</text:p>
          </table:table-cell>
          <table:table-cell table:style-name="ce22" table:formula="of:=[.$F$22]*[.C16]+[.$E$22]*[.D16]+[.$D$22]*[.E16]+[.$C$22]*[.F16]+[.$B$22]*[.G16]" office:value-type="float" office:value="147.969947275923" calcext:value-type="float">
            <text:p>147.97</text:p>
          </table:table-cell>
          <table:table-cell table:style-name="ce22" office:value-type="float" office:value="147.05" calcext:value-type="float">
            <text:p>147.0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n-гексан</text:p>
          </table:table-cell>
          <table:table-cell table:style-name="ce22" table:formula="of:=[.$F$21]*[.C17]+[.$E$21]*[.D17]+[.$D$21]*[.E17]+[.$C$21]*[.F17]+[.$B$21]*[.G17]" office:value-type="float" office:value="30.6890298769772" calcext:value-type="float">
            <text:p>30.69</text:p>
          </table:table-cell>
          <table:table-cell table:style-name="ce22" office:value-type="float" office:value="30.2025" calcext:value-type="float">
            <text:p>30.20</text:p>
          </table:table-cell>
          <table:table-cell table:style-name="ce22" table:formula="of:=[.$F$22]*[.C17]+[.$E$22]*[.D17]+[.$D$22]*[.E17]+[.$C$22]*[.F17]+[.$B$22]*[.G17]" office:value-type="float" office:value="131.73769771529" calcext:value-type="float">
            <text:p>131.74</text:p>
          </table:table-cell>
          <table:table-cell table:style-name="ce22" office:value-type="float" office:value="131.15" calcext:value-type="float">
            <text:p>131.1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n-бутан</text:p>
          </table:table-cell>
          <table:table-cell table:style-name="ce22" table:formula="of:=[.$F$21]*[.C18]+[.$E$21]*[.D18]+[.$D$21]*[.E18]+[.$C$21]*[.F18]+[.$B$21]*[.G18]" office:value-type="float" office:value="21.452172231986" calcext:value-type="float">
            <text:p>21.45</text:p>
          </table:table-cell>
          <table:table-cell table:style-name="ce22" office:value-type="float" office:value="21.7295" calcext:value-type="float">
            <text:p>21.73</text:p>
          </table:table-cell>
          <table:table-cell table:style-name="ce22" table:formula="of:=[.$F$22]*[.C18]+[.$E$22]*[.D18]+[.$D$22]*[.E18]+[.$C$22]*[.F18]+[.$B$22]*[.G18]" office:value-type="float" office:value="99.2731985940246" calcext:value-type="float">
            <text:p>99.27</text:p>
          </table:table-cell>
          <table:table-cell table:style-name="ce22" office:value-type="float" office:value="100.45" calcext:value-type="float">
            <text:p>100.45</text:p>
          </table:table-cell>
          <table:table-cell table:number-columns-repeated="4"/>
        </table:table-row>
        <table:table-row table:style-name="ro2" table:number-rows-repeated="23">
          <table:table-cell table:number-columns-repeated="9"/>
        </table:table-row>
        <table:table-row table:style-name="ro1">
          <table:table-cell table:style-name="ce1" office:value-type="string" calcext:value-type="string">
            <text:p>Прогнозирование свойств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-COOCH3</text:p>
          </table:table-cell>
          <table:table-cell table:style-name="ce10" office:value-type="string" calcext:value-type="string">
            <text:p>-COOH</text:p>
          </table:table-cell>
          <table:table-cell table:style-name="ce10" office:value-type="string" calcext:value-type="string">
            <text:p>-С=С-</text:p>
          </table:table-cell>
          <table:table-cell table:style-name="ce10" office:value-type="string" calcext:value-type="string">
            <text:p>-СН<text:span text:style-name="T8">2</text:span><text:span text:style-name="T9">-</text:span></text:p>
          </table:table-cell>
          <table:table-cell table:style-name="ce10" office:value-type="string" calcext:value-type="string">
            <text:p>-СН<text:span text:style-name="T8">3</text:span></text:p>
          </table:table-cell>
          <table:table-cell table:number-columns-repeated="4"/>
        </table:table-row>
        <table:table-row table:style-name="ro3"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10" office:value-type="string" calcext:value-type="string">
            <text:p>Комп.1</text:p>
          </table:table-cell>
          <table:table-cell table:style-name="ce10" office:value-type="string" calcext:value-type="string">
            <text:p>Комп.2</text:p>
          </table:table-cell>
          <table:table-cell/>
        </table:table-row>
        <table:table-row table:style-name="ro2">
          <table:table-cell table:style-name="ce40" office:value-type="string" calcext:value-type="string" table:number-columns-spanned="4" table:number-rows-spanned="1">
            <text:p>dH(298К), кДж/моль</text:p>
          </table:table-cell>
          <table:covered-table-cell table:number-columns-repeated="3" table:style-name="ce40"/>
          <table:table-cell table:style-name="ce27" table:formula="of:=[.$F21]*[.$E$65]+[.$E21]*[.$D$65]+[.$D21]*[.$C$65]+[.$C21]*[.$B$65]+[.$B21]*[.$A$65]" office:value-type="float" office:value="24.0704938488577" calcext:value-type="float">
            <text:p>24.0704938488577</text:p>
          </table:table-cell>
          <table:table-cell/>
          <table:table-cell office:value-type="float" office:value="24.0704938488577" calcext:value-type="float">
            <text:p>24.0704938488577</text:p>
          </table:table-cell>
          <table:table-cell office:value-type="float" office:value="88.7905729349737" calcext:value-type="float">
            <text:p>88.7905729349737</text:p>
          </table:table-cell>
          <table:table-cell/>
        </table:table-row>
        <table:table-row table:style-name="ro3">
          <table:table-cell table:style-name="ce13" office:value-type="string" calcext:value-type="string" table:number-columns-spanned="4" table:number-rows-spanned="1">
            <text:p>V_mol, см^3/моль</text:p>
          </table:table-cell>
          <table:covered-table-cell table:number-columns-repeated="3" table:style-name="ce40"/>
          <table:table-cell table:style-name="ce27" table:formula="of:=[.$F22]*[.$E$65]+[.$E22]*[.$D$65]+[.$D22]*[.$C$65]+[.$C22]*[.$B$65]+[.$B22]*[.$A$65]" office:value-type="float" office:value="112.834885764499" calcext:value-type="float">
            <text:p>112.834885764499</text:p>
          </table:table-cell>
          <table:table-cell/>
          <table:table-cell office:value-type="float" office:value="112.834885764499" calcext:value-type="float">
            <text:p>112.834885764499</text:p>
          </table:table-cell>
          <table:table-cell office:value-type="float" office:value="193.623497363796" calcext:value-type="float">
            <text:p>193.623497363796</text:p>
          </table:table-cell>
          <table:table-cell/>
        </table:table-row>
        <table:table-row table:style-name="ro2">
          <table:table-cell table:style-name="ce14" table:number-columns-spanned="4" table:number-rows-spanned="1"/>
          <table:covered-table-cell table:number-columns-repeated="3" table:style-name="ce16"/>
          <table:table-cell table:style-name="ce28"/>
          <table:table-cell table:number-columns-repeated="4"/>
        </table:table-row>
        <table:table-row table:style-name="ro2">
          <table:table-cell table:style-name="ce40" office:value-type="string" calcext:value-type="string" table:number-columns-spanned="4" table:number-rows-spanned="1">
            <text:p>E_kog, кДж/моль</text:p>
          </table:table-cell>
          <table:covered-table-cell table:number-columns-repeated="3" table:style-name="ce40"/>
          <table:table-cell table:style-name="ce29" table:formula="of:=[.E67]-8.314*298/1000" office:value-type="float" office:value="21.5929218488577" calcext:value-type="float">
            <text:p>21.5929218488577</text:p>
          </table:table-cell>
          <table:table-cell/>
          <table:table-cell office:value-type="float" office:value="21.5929218488577" calcext:value-type="float">
            <text:p>21.5929218488577</text:p>
          </table:table-cell>
          <table:table-cell office:value-type="float" office:value="86.3130009349737" calcext:value-type="float">
            <text:p>86.3130009349737</text:p>
          </table:table-cell>
          <table:table-cell/>
        </table:table-row>
        <table:table-row table:style-name="ro2">
          <table:table-cell table:style-name="ce40" office:value-type="string" calcext:value-type="string" table:number-columns-spanned="4" table:number-rows-spanned="1">
            <text:p><text:s/>e_kog, кДж/см^3</text:p>
          </table:table-cell>
          <table:covered-table-cell table:number-columns-repeated="3" table:style-name="ce40"/>
          <table:table-cell table:style-name="ce29" table:formula="of:=[.E70]/[.E68]" office:value-type="float" office:value="0.191367427746813" calcext:value-type="float">
            <text:p>0.191367427746813</text:p>
          </table:table-cell>
          <table:table-cell/>
          <table:table-cell office:value-type="float" office:value="0.191367427746813" calcext:value-type="float">
            <text:p>0.191367427746813</text:p>
          </table:table-cell>
          <table:table-cell office:value-type="float" office:value="0.445777512079547" calcext:value-type="float">
            <text:p>0.445777512079547</text:p>
          </table:table-cell>
          <table:table-cell/>
        </table:table-row>
        <table:table-row table:style-name="ro2">
          <table:table-cell table:style-name="ce40" office:value-type="string" calcext:value-type="string" table:number-columns-spanned="4" table:number-rows-spanned="1">
            <text:p>delta</text:p>
          </table:table-cell>
          <table:covered-table-cell table:number-columns-repeated="3" table:style-name="ce40"/>
          <table:table-cell table:style-name="ce29" table:formula="of:=SQRT([.E71])" office:value-type="float" office:value="0.437455629460649" calcext:value-type="float">
            <text:p>0.437455629460649</text:p>
          </table:table-cell>
          <table:table-cell/>
          <table:table-cell office:value-type="float" office:value="0.437455629460649" calcext:value-type="float">
            <text:p>0.437455629460649</text:p>
          </table:table-cell>
          <table:table-cell office:value-type="float" office:value="0.667665718814098" calcext:value-type="float">
            <text:p>0.667665718814098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7">
          <table:table-cell table:style-name="ce43" office:value-type="string" calcext:value-type="string" table:number-columns-spanned="4" table:number-rows-spanned="1">
            <text:p>Зависимость свободной энергии смешения <text:s/>от мольной доли первого компонента в смеси</text:p>
          </table:table-cell>
          <table:covered-table-cell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T,K</text:p>
          </table:table-cell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8">
          <table:table-cell table:style-name="ce44" office:value-type="string" calcext:value-type="string">
            <text:p>Мольная доля компонента 1</text:p>
          </table:table-cell>
          <table:table-cell table:style-name="ce54" office:value-type="string" calcext:value-type="string">
            <text:p>del_H, кДж/моль</text:p>
          </table:table-cell>
          <table:table-cell table:style-name="ce44" office:value-type="string" calcext:value-type="string">
            <text:p>del_S, <text:s/>кДж/моль/K</text:p>
          </table:table-cell>
          <table:table-cell table:style-name="ce44" office:value-type="string" calcext:value-type="string">
            <text:p>del_G, кДж/моль</text:p>
          </table:table-cell>
          <table:table-cell table:number-columns-repeated="5"/>
        </table:table-row>
        <table:table-row table:style-name="ro2">
          <table:table-cell table:style-name="ce40" office:value-type="float" office:value="1" calcext:value-type="float">
            <text:p>1</text:p>
          </table:table-cell>
          <table:table-cell table:style-name="ce17" table:formula="of:=([.A77]*[.$G$68]*(1-[.A77])*[.$H$68]*([.$G$72]-[.$H$72])^2)/([.A77]*[.$G$68]+(1-[.A77])*[.$H$68])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[.B77]-[.$B$75]*[.C7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40" table:formula="of:=[.A77]-0.05" office:value-type="float" office:value="0.95" calcext:value-type="float">
            <text:p>0.95</text:p>
          </table:table-cell>
          <table:table-cell table:style-name="ce17" table:formula="of:=([.A78]*[.$G$68]*(1-[.A78])*[.$H$68]*([.$G$72]-[.$H$72])^2)/([.A78]*[.$G$68]+(1-[.A78])*[.$H$68])" office:value-type="float" office:value="0.470570488168534" calcext:value-type="float">
            <text:p>0.47</text:p>
          </table:table-cell>
          <table:table-cell table:style-name="ce25" table:formula="of:=-8.314*([.A78]*LN([.A78])+(1-[.A78])*LN(1-[.A78]))/1000" office:value-type="float" office:value="0.00165045573317759" calcext:value-type="float">
            <text:p>0.0017</text:p>
          </table:table-cell>
          <table:table-cell table:style-name="ce17" table:formula="of:=[.B78]-[.$B$75]*[.C78]" office:value-type="float" office:value="-0.0212653203183878" calcext:value-type="float">
            <text:p>-0.02</text:p>
          </table:table-cell>
          <table:table-cell table:number-columns-repeated="5"/>
        </table:table-row>
        <table:table-row table:style-name="ro2">
          <table:table-cell table:style-name="ce40" table:formula="of:=[.A78]-0.05" office:value-type="float" office:value="0.9" calcext:value-type="float">
            <text:p>0.9</text:p>
          </table:table-cell>
          <table:table-cell table:style-name="ce17" table:formula="of:=([.A79]*[.$G$68]*(1-[.A79])*[.$H$68]*([.$G$72]-[.$H$72])^2)/([.A79]*[.$G$68]+(1-[.A79])*[.$H$68])" office:value-type="float" office:value="0.861820838075878" calcext:value-type="float">
            <text:p>0.86</text:p>
          </table:table-cell>
          <table:table-cell table:style-name="ce25" table:formula="of:=-8.314*([.A79]*LN([.A79])+(1-[.A79])*LN(1-[.A79]))/1000" office:value-type="float" office:value="0.0027027398407765" calcext:value-type="float">
            <text:p>0.0027</text:p>
          </table:table-cell>
          <table:table-cell table:style-name="ce17" table:formula="of:=[.B79]-[.$B$75]*[.C79]" office:value-type="float" office:value="0.056404365524481" calcext:value-type="float">
            <text:p>0.06</text:p>
          </table:table-cell>
          <table:table-cell table:number-columns-repeated="5"/>
        </table:table-row>
        <table:table-row table:style-name="ro2">
          <table:table-cell table:style-name="ce40" table:formula="of:=[.A79]-0.05" office:value-type="float" office:value="0.85" calcext:value-type="float">
            <text:p>0.85</text:p>
          </table:table-cell>
          <table:table-cell table:style-name="ce17" table:formula="of:=([.A80]*[.$G$68]*(1-[.A80])*[.$H$68]*([.$G$72]-[.$H$72])^2)/([.A80]*[.$G$68]+(1-[.A80])*[.$H$68])" office:value-type="float" office:value="1.18144372785552" calcext:value-type="float">
            <text:p>1.18</text:p>
          </table:table-cell>
          <table:table-cell table:style-name="ce25" table:formula="of:=-8.314*([.A80]*LN([.A80])+(1-[.A80])*LN(1-[.A80]))/1000" office:value-type="float" office:value="0.00351440335601901" calcext:value-type="float">
            <text:p>0.0035</text:p>
          </table:table-cell>
          <table:table-cell table:style-name="ce17" table:formula="of:=[.B80]-[.$B$75]*[.C80]" office:value-type="float" office:value="0.134151527761855" calcext:value-type="float">
            <text:p>0.13</text:p>
          </table:table-cell>
          <table:table-cell table:number-columns-repeated="5"/>
        </table:table-row>
        <table:table-row table:style-name="ro2">
          <table:table-cell table:style-name="ce40" table:formula="of:=[.A80]-0.05" office:value-type="float" office:value="0.8" calcext:value-type="float">
            <text:p>0.8</text:p>
          </table:table-cell>
          <table:table-cell table:style-name="ce17" table:formula="of:=([.A81]*[.$G$68]*(1-[.A81])*[.$H$68]*([.$G$72]-[.$H$72])^2)/([.A81]*[.$G$68]+(1-[.A81])*[.$H$68])" office:value-type="float" office:value="1.43616824432341" calcext:value-type="float">
            <text:p>1.44</text:p>
          </table:table-cell>
          <table:table-cell table:style-name="ce25" table:formula="of:=-8.314*([.A81]*LN([.A81])+(1-[.A81])*LN(1-[.A81]))/1000" office:value-type="float" office:value="0.0041603457492965" calcext:value-type="float">
            <text:p>0.0042</text:p>
          </table:table-cell>
          <table:table-cell table:style-name="ce17" table:formula="of:=[.B81]-[.$B$75]*[.C81]" office:value-type="float" office:value="0.196385211033053" calcext:value-type="float">
            <text:p>0.20</text:p>
          </table:table-cell>
          <table:table-cell table:number-columns-repeated="5"/>
        </table:table-row>
        <table:table-row table:style-name="ro2">
          <table:table-cell table:style-name="ce40" table:formula="of:=[.A81]-0.05" office:value-type="float" office:value="0.75" calcext:value-type="float">
            <text:p>0.75</text:p>
          </table:table-cell>
          <table:table-cell table:style-name="ce17" table:formula="of:=([.A82]*[.$G$68]*(1-[.A82])*[.$H$68]*([.$G$72]-[.$H$72])^2)/([.A82]*[.$G$68]+(1-[.A82])*[.$H$68])" office:value-type="float" office:value="1.63190617706897" calcext:value-type="float">
            <text:p>1.63</text:p>
          </table:table-cell>
          <table:table-cell table:style-name="ce25" table:formula="of:=-8.314*([.A82]*LN([.A82])+(1-[.A82])*LN(1-[.A82]))/1000" office:value-type="float" office:value="0.00467525439236078" calcext:value-type="float">
            <text:p>0.0047</text:p>
          </table:table-cell>
          <table:table-cell table:style-name="ce17" table:formula="of:=[.B82]-[.$B$75]*[.C82]" office:value-type="float" office:value="0.238680368145457" calcext:value-type="float">
            <text:p>0.24</text:p>
          </table:table-cell>
          <table:table-cell table:number-columns-repeated="5"/>
        </table:table-row>
        <table:table-row table:style-name="ro2">
          <table:table-cell table:style-name="ce40" table:formula="of:=[.A82]-0.05" office:value-type="float" office:value="0.7" calcext:value-type="float">
            <text:p>0.7</text:p>
          </table:table-cell>
          <table:table-cell table:style-name="ce17" table:formula="of:=([.A83]*[.$G$68]*(1-[.A83])*[.$H$68]*([.$G$72]-[.$H$72])^2)/([.A83]*[.$G$68]+(1-[.A83])*[.$H$68])" office:value-type="float" office:value="1.77387244524517" calcext:value-type="float">
            <text:p>1.77</text:p>
          </table:table-cell>
          <table:table-cell table:style-name="ce25" table:formula="of:=-8.314*([.A83]*LN([.A83])+(1-[.A83])*LN(1-[.A83]))/1000" office:value-type="float" office:value="0.00507872580728439" calcext:value-type="float">
            <text:p>0.0051</text:p>
          </table:table-cell>
          <table:table-cell table:style-name="ce17" table:formula="of:=[.B83]-[.$B$75]*[.C83]" office:value-type="float" office:value="0.260412154674422" calcext:value-type="float">
            <text:p>0.26</text:p>
          </table:table-cell>
          <table:table-cell table:number-columns-repeated="5"/>
        </table:table-row>
        <table:table-row table:style-name="ro2">
          <table:table-cell table:style-name="ce40" table:formula="of:=[.A83]-0.05" office:value-type="float" office:value="0.65" calcext:value-type="float">
            <text:p>0.65</text:p>
          </table:table-cell>
          <table:table-cell table:style-name="ce17" table:formula="of:=([.A84]*[.$G$68]*(1-[.A84])*[.$H$68]*([.$G$72]-[.$H$72])^2)/([.A84]*[.$G$68]+(1-[.A84])*[.$H$68])" office:value-type="float" office:value="1.86668484038621" calcext:value-type="float">
            <text:p>1.87</text:p>
          </table:table-cell>
          <table:table-cell table:style-name="ce25" table:formula="of:=-8.314*([.A84]*LN([.A84])+(1-[.A84])*LN(1-[.A84]))/1000" office:value-type="float" office:value="0.00538287135693394" calcext:value-type="float">
            <text:p>0.0054</text:p>
          </table:table-cell>
          <table:table-cell table:style-name="ce17" table:formula="of:=[.B84]-[.$B$75]*[.C84]" office:value-type="float" office:value="0.262589176019896" calcext:value-type="float">
            <text:p>0.26</text:p>
          </table:table-cell>
          <table:table-cell table:number-columns-repeated="5"/>
        </table:table-row>
        <table:table-row table:style-name="ro2">
          <table:table-cell table:style-name="ce40" table:formula="of:=[.A84]-0.05" office:value-type="float" office:value="0.6" calcext:value-type="float">
            <text:p>0.6</text:p>
          </table:table-cell>
          <table:table-cell table:style-name="ce17" table:formula="of:=([.A85]*[.$G$68]*(1-[.A85])*[.$H$68]*([.$G$72]-[.$H$72])^2)/([.A85]*[.$G$68]+(1-[.A85])*[.$H$68])" office:value-type="float" office:value="1.91444711459465" calcext:value-type="float">
            <text:p>1.91</text:p>
          </table:table-cell>
          <table:table-cell table:style-name="ce25" table:formula="of:=-8.314*([.A85]*LN([.A85])+(1-[.A85])*LN(1-[.A85]))/1000" office:value-type="float" office:value="0.00559541899951496" calcext:value-type="float">
            <text:p>0.0056</text:p>
          </table:table-cell>
          <table:table-cell table:style-name="ce17" table:formula="of:=[.B85]-[.$B$75]*[.C85]" office:value-type="float" office:value="0.247012252739192" calcext:value-type="float">
            <text:p>0.25</text:p>
          </table:table-cell>
          <table:table-cell table:number-columns-repeated="5"/>
        </table:table-row>
        <table:table-row table:style-name="ro2">
          <table:table-cell table:style-name="ce40" table:formula="of:=[.A85]-0.05" office:value-type="float" office:value="0.55" calcext:value-type="float">
            <text:p>0.55</text:p>
          </table:table-cell>
          <table:table-cell table:style-name="ce17" table:formula="of:=([.A86]*[.$G$68]*(1-[.A86])*[.$H$68]*([.$G$72]-[.$H$72])^2)/([.A86]*[.$G$68]+(1-[.A86])*[.$H$68])" office:value-type="float" office:value="1.92081857065897" calcext:value-type="float">
            <text:p>1.92</text:p>
          </table:table-cell>
          <table:table-cell table:style-name="ce25" table:formula="of:=-8.314*([.A86]*LN([.A86])+(1-[.A86])*LN(1-[.A86]))/1000" office:value-type="float" office:value="0.00572118609721478" calcext:value-type="float">
            <text:p>0.0057</text:p>
          </table:table-cell>
          <table:table-cell table:style-name="ce17" table:formula="of:=[.B86]-[.$B$75]*[.C86]" office:value-type="float" office:value="0.215905113688966" calcext:value-type="float">
            <text:p>0.22</text:p>
          </table:table-cell>
          <table:table-cell table:number-columns-repeated="5"/>
        </table:table-row>
        <table:table-row table:style-name="ro2">
          <table:table-cell table:style-name="ce40" table:formula="of:=[.A86]-0.05" office:value-type="float" office:value="0.5" calcext:value-type="float">
            <text:p>0.5</text:p>
          </table:table-cell>
          <table:table-cell table:style-name="ce17" table:formula="of:=([.A87]*[.$G$68]*(1-[.A87])*[.$H$68]*([.$G$72]-[.$H$72])^2)/([.A87]*[.$G$68]+(1-[.A87])*[.$H$68])" office:value-type="float" office:value="1.88907264495575" calcext:value-type="float">
            <text:p>1.89</text:p>
          </table:table-cell>
          <table:table-cell table:style-name="ce25" table:formula="of:=-8.314*([.A87]*LN([.A87])+(1-[.A87])*LN(1-[.A87]))/1000" office:value-type="float" office:value="0.00576282565917538" calcext:value-type="float">
            <text:p>0.0058</text:p>
          </table:table-cell>
          <table:table-cell table:style-name="ce17" table:formula="of:=[.B87]-[.$B$75]*[.C87]" office:value-type="float" office:value="0.171750598521487" calcext:value-type="float">
            <text:p>0.17</text:p>
          </table:table-cell>
          <table:table-cell table:number-columns-repeated="5"/>
        </table:table-row>
        <table:table-row table:style-name="ro2">
          <table:table-cell table:style-name="ce40" table:formula="of:=[.A87]-0.05" office:value-type="float" office:value="0.45" calcext:value-type="float">
            <text:p>0.45</text:p>
          </table:table-cell>
          <table:table-cell table:style-name="ce17" table:formula="of:=([.A88]*[.$G$68]*(1-[.A88])*[.$H$68]*([.$G$72]-[.$H$72])^2)/([.A88]*[.$G$68]+(1-[.A88])*[.$H$68])" office:value-type="float" office:value="1.8221464621722" calcext:value-type="float">
            <text:p>1.82</text:p>
          </table:table-cell>
          <table:table-cell table:style-name="ce25" table:formula="of:=-8.314*([.A88]*LN([.A88])+(1-[.A88])*LN(1-[.A88]))/1000" office:value-type="float" office:value="0.00572118609721477" calcext:value-type="float">
            <text:p>0.0057</text:p>
          </table:table-cell>
          <table:table-cell table:style-name="ce17" table:formula="of:=[.B88]-[.$B$75]*[.C88]" office:value-type="float" office:value="0.117233005202198" calcext:value-type="float">
            <text:p>0.12</text:p>
          </table:table-cell>
          <table:table-cell table:number-columns-repeated="5"/>
        </table:table-row>
        <table:table-row table:style-name="ro2">
          <table:table-cell table:style-name="ce40" table:formula="of:=[.A88]-0.05" office:value-type="float" office:value="0.4" calcext:value-type="float">
            <text:p>0.4</text:p>
          </table:table-cell>
          <table:table-cell table:style-name="ce17" table:formula="of:=([.A89]*[.$G$68]*(1-[.A89])*[.$H$68]*([.$G$72]-[.$H$72])^2)/([.A89]*[.$G$68]+(1-[.A89])*[.$H$68])" office:value-type="float" office:value="1.72268294441656" calcext:value-type="float">
            <text:p>1.72</text:p>
          </table:table-cell>
          <table:table-cell table:style-name="ce25" table:formula="of:=-8.314*([.A89]*LN([.A89])+(1-[.A89])*LN(1-[.A89]))/1000" office:value-type="float" office:value="0.00559541899951496" calcext:value-type="float">
            <text:p>0.0056</text:p>
          </table:table-cell>
          <table:table-cell table:style-name="ce17" table:formula="of:=[.B89]-[.$B$75]*[.C89]" office:value-type="float" office:value="0.0552480825611015" calcext:value-type="float">
            <text:p>0.06</text:p>
          </table:table-cell>
          <table:table-cell table:number-columns-repeated="5"/>
        </table:table-row>
        <table:table-row table:style-name="ro2">
          <table:table-cell table:style-name="ce40" table:formula="of:=[.A89]-0.05" office:value-type="float" office:value="0.35" calcext:value-type="float">
            <text:p>0.35</text:p>
          </table:table-cell>
          <table:table-cell table:style-name="ce17" table:formula="of:=([.A90]*[.$G$68]*(1-[.A90])*[.$H$68]*([.$G$72]-[.$H$72])^2)/([.A90]*[.$G$68]+(1-[.A90])*[.$H$68])" office:value-type="float" office:value="1.59306674798811" calcext:value-type="float">
            <text:p>1.59</text:p>
          </table:table-cell>
          <table:table-cell table:style-name="ce25" table:formula="of:=-8.314*([.A90]*LN([.A90])+(1-[.A90])*LN(1-[.A90]))/1000" office:value-type="float" office:value="0.00538287135693393" calcext:value-type="float">
            <text:p>0.0054</text:p>
          </table:table-cell>
          <table:table-cell table:style-name="ce17" table:formula="of:=[.B90]-[.$B$75]*[.C90]" office:value-type="float" office:value="-0.0110289163782014" calcext:value-type="float">
            <text:p>-0.01</text:p>
          </table:table-cell>
          <table:table-cell table:number-columns-repeated="5"/>
        </table:table-row>
        <table:table-row table:style-name="ro2">
          <table:table-cell table:style-name="ce40" table:formula="of:=[.A90]-0.05" office:value-type="float" office:value="0.3" calcext:value-type="float">
            <text:p>0.3</text:p>
          </table:table-cell>
          <table:table-cell table:style-name="ce17" table:formula="of:=([.A91]*[.$G$68]*(1-[.A91])*[.$H$68]*([.$G$72]-[.$H$72])^2)/([.A91]*[.$G$68]+(1-[.A91])*[.$H$68])" office:value-type="float" office:value="1.43545505816474" calcext:value-type="float">
            <text:p>1.44</text:p>
          </table:table-cell>
          <table:table-cell table:style-name="ce25" table:formula="of:=-8.314*([.A91]*LN([.A91])+(1-[.A91])*LN(1-[.A91]))/1000" office:value-type="float" office:value="0.00507872580728438" calcext:value-type="float">
            <text:p>0.0051</text:p>
          </table:table-cell>
          <table:table-cell table:style-name="ce17" table:formula="of:=[.B91]-[.$B$75]*[.C91]" office:value-type="float" office:value="-0.0780052324060052" calcext:value-type="float">
            <text:p>-0.08</text:p>
          </table:table-cell>
          <table:table-cell table:number-columns-repeated="5"/>
        </table:table-row>
        <table:table-row table:style-name="ro2">
          <table:table-cell table:style-name="ce40" table:formula="of:=[.A91]-0.05" office:value-type="float" office:value="0.25" calcext:value-type="float">
            <text:p>0.25</text:p>
          </table:table-cell>
          <table:table-cell table:style-name="ce17" table:formula="of:=([.A92]*[.$G$68]*(1-[.A92])*[.$H$68]*([.$G$72]-[.$H$72])^2)/([.A92]*[.$G$68]+(1-[.A92])*[.$H$68])" office:value-type="float" office:value="1.25180408037423" calcext:value-type="float">
            <text:p>1.25</text:p>
          </table:table-cell>
          <table:table-cell table:style-name="ce25" table:formula="of:=-8.314*([.A92]*LN([.A92])+(1-[.A92])*LN(1-[.A92]))/1000" office:value-type="float" office:value="0.00467525439236077" calcext:value-type="float">
            <text:p>0.0047</text:p>
          </table:table-cell>
          <table:table-cell table:style-name="ce17" table:formula="of:=[.B92]-[.$B$75]*[.C92]" office:value-type="float" office:value="-0.141421728549279" calcext:value-type="float">
            <text:p>-0.14</text:p>
          </table:table-cell>
          <table:table-cell table:number-columns-repeated="5"/>
        </table:table-row>
        <table:table-row table:style-name="ro2">
          <table:table-cell table:style-name="ce40" table:formula="of:=[.A92]-0.05" office:value-type="float" office:value="0.2" calcext:value-type="float">
            <text:p>0.2</text:p>
          </table:table-cell>
          <table:table-cell table:style-name="ce17" table:formula="of:=([.A93]*[.$G$68]*(1-[.A93])*[.$H$68]*([.$G$72]-[.$H$72])^2)/([.A93]*[.$G$68]+(1-[.A93])*[.$H$68])" office:value-type="float" office:value="1.04389191345399" calcext:value-type="float">
            <text:p>1.04</text:p>
          </table:table-cell>
          <table:table-cell table:style-name="ce25" table:formula="of:=-8.314*([.A93]*LN([.A93])+(1-[.A93])*LN(1-[.A93]))/1000" office:value-type="float" office:value="0.00416034574929649" calcext:value-type="float">
            <text:p>0.0042</text:p>
          </table:table-cell>
          <table:table-cell table:style-name="ce17" table:formula="of:=[.B93]-[.$B$75]*[.C93]" office:value-type="float" office:value="-0.195891119836364" calcext:value-type="float">
            <text:p>-0.20</text:p>
          </table:table-cell>
          <table:table-cell table:number-columns-repeated="5"/>
        </table:table-row>
        <table:table-row table:style-name="ro2">
          <table:table-cell table:style-name="ce40" table:formula="of:=[.A93]-0.05" office:value-type="float" office:value="0.15" calcext:value-type="float">
            <text:p>0.15</text:p>
          </table:table-cell>
          <table:table-cell table:style-name="ce17" table:formula="of:=([.A94]*[.$G$68]*(1-[.A94])*[.$H$68]*([.$G$72]-[.$H$72])^2)/([.A94]*[.$G$68]+(1-[.A94])*[.$H$68])" office:value-type="float" office:value="0.813338368620006" calcext:value-type="float">
            <text:p>0.81</text:p>
          </table:table-cell>
          <table:table-cell table:style-name="ce25" table:formula="of:=-8.314*([.A94]*LN([.A94])+(1-[.A94])*LN(1-[.A94]))/1000" office:value-type="float" office:value="0.003514403356019" calcext:value-type="float">
            <text:p>0.0035</text:p>
          </table:table-cell>
          <table:table-cell table:style-name="ce17" table:formula="of:=[.B94]-[.$B$75]*[.C94]" office:value-type="float" office:value="-0.233953831473656" calcext:value-type="float">
            <text:p>-0.23</text:p>
          </table:table-cell>
          <table:table-cell table:number-columns-repeated="5"/>
        </table:table-row>
        <table:table-row table:style-name="ro2">
          <table:table-cell table:style-name="ce40" table:formula="of:=[.A94]-0.05" office:value-type="float" office:value="0.0999999999999997" calcext:value-type="float">
            <text:p>0.1</text:p>
          </table:table-cell>
          <table:table-cell table:style-name="ce17" table:formula="of:=([.A95]*[.$G$68]*(1-[.A95])*[.$H$68]*([.$G$72]-[.$H$72])^2)/([.A95]*[.$G$68]+(1-[.A95])*[.$H$68])" office:value-type="float" office:value="0.561622199602739" calcext:value-type="float">
            <text:p>0.56</text:p>
          </table:table-cell>
          <table:table-cell table:style-name="ce25" table:formula="of:=-8.314*([.A95]*LN([.A95])+(1-[.A95])*LN(1-[.A95]))/1000" office:value-type="float" office:value="0.00270273984077649" calcext:value-type="float">
            <text:p>0.0027</text:p>
          </table:table-cell>
          <table:table-cell table:style-name="ce17" table:formula="of:=[.B95]-[.$B$75]*[.C95]" office:value-type="float" office:value="-0.243794272948655" calcext:value-type="float">
            <text:p>-0.24</text:p>
          </table:table-cell>
          <table:table-cell table:number-columns-repeated="5"/>
        </table:table-row>
        <table:table-row table:style-name="ro2">
          <table:table-cell table:style-name="ce40" table:formula="of:=[.A95]-0.05" office:value-type="float" office:value="0.0499999999999997" calcext:value-type="float">
            <text:p>0.05</text:p>
          </table:table-cell>
          <table:table-cell table:style-name="ce17" table:formula="of:=([.A96]*[.$G$68]*(1-[.A96])*[.$H$68]*([.$G$72]-[.$H$72])^2)/([.A96]*[.$G$68]+(1-[.A96])*[.$H$68])" office:value-type="float" office:value="0.290096130068184" calcext:value-type="float">
            <text:p>0.29</text:p>
          </table:table-cell>
          <table:table-cell table:style-name="ce25" table:formula="of:=-8.314*([.A96]*LN([.A96])+(1-[.A96])*LN(1-[.A96]))/1000" office:value-type="float" office:value="0.00165045573317758" calcext:value-type="float">
            <text:p>0.0017</text:p>
          </table:table-cell>
          <table:table-cell table:style-name="ce17" table:formula="of:=[.B96]-[.$B$75]*[.C96]" office:value-type="float" office:value="-0.201739678418735" calcext:value-type="float">
            <text:p>-0.20</text:p>
          </table:table-cell>
          <table:table-cell table:number-columns-repeated="5"/>
        </table:table-row>
        <table:table-row table:style-name="ro2">
          <table:table-cell table:style-name="ce45" table:formula="of:=[.A96]-0.05" office:value-type="float" office:value="-3.19189119579732E-016" calcext:value-type="float">
            <text:p>0.00</text:p>
          </table:table-cell>
          <table:table-cell table:style-name="ce17" table:formula="of:=([.A97]*[.$G$68]*(1-[.A97])*[.$H$68]*([.$G$72]-[.$H$72])^2)/([.A97]*[.$G$68]+(1-[.A97])*[.$H$68])" office:value-type="float" office:value="-1.90871101249695E-015" calcext:value-type="float">
            <text:p>0.00</text:p>
          </table:table-cell>
          <table:table-cell table:style-name="ce16" office:value-type="float" office:value="0" calcext:value-type="float">
            <text:p>0</text:p>
          </table:table-cell>
          <table:table-cell table:style-name="ce17" table:formula="of:=[.B97]-[.$B$75]*[.C97]" office:value-type="float" office:value="-1.90871101249695E-015" calcext:value-type="float">
            <text:p>0.00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1">
          <table:table-cell table:style-name="ce15" office:value-type="string" calcext:value-type="string">
            <text:p>Построение графиков</text:p>
          </table:table-cell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Мольная доля компонента 1</text:p>
          </table:table-cell>
          <table:table-cell office:value-type="string" calcext:value-type="string">
            <text:p>del_G, кДж/моль</text:p>
          </table:table-cell>
          <table:table-cell table:number-columns-repeated="7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6" table:formula="of:=[.A102]-0.05" office:value-type="float" office:value="0.95" calcext:value-type="float">
            <text:p>0.95</text:p>
          </table:table-cell>
          <table:table-cell office:value-type="float" office:value="0.0768081596731534" calcext:value-type="float">
            <text:p>0.076808159673153</text:p>
          </table:table-cell>
          <table:table-cell office:value-type="float" office:value="0.049656045667439" calcext:value-type="float">
            <text:p>0.049656045667439</text:p>
          </table:table-cell>
          <table:table-cell office:value-type="float" office:value="0.0137073245956053" calcext:value-type="float">
            <text:p>0.013707324595605</text:p>
          </table:table-cell>
          <table:table-cell office:value-type="float" office:value="-0.0212653203183865" calcext:value-type="float">
            <text:p>-0.021265320318387</text:p>
          </table:table-cell>
          <table:table-cell table:number-columns-repeated="4"/>
        </table:table-row>
        <table:table-row table:style-name="ro2">
          <table:table-cell table:style-name="ce16" table:formula="of:=[.A103]-0.05" office:value-type="float" office:value="0.9" calcext:value-type="float">
            <text:p>0.9</text:p>
          </table:table-cell>
          <table:table-cell office:value-type="float" office:value="0.288161788788453" calcext:value-type="float">
            <text:p>0.288161788788453</text:p>
          </table:table-cell>
          <table:table-cell office:value-type="float" office:value="0.228230089565351" calcext:value-type="float">
            <text:p>0.228230089565351</text:p>
          </table:table-cell>
          <table:table-cell office:value-type="float" office:value="0.14581630956299" calcext:value-type="float">
            <text:p>0.14581630956299</text:p>
          </table:table-cell>
          <table:table-cell office:value-type="float" office:value="0.0564043655244798" calcext:value-type="float">
            <text:p>0.05640436552448</text:p>
          </table:table-cell>
          <table:table-cell table:number-columns-repeated="4"/>
        </table:table-row>
        <table:table-row table:style-name="ro2">
          <table:table-cell table:style-name="ce16" table:formula="of:=[.A104]-0.05" office:value-type="float" office:value="0.85" calcext:value-type="float">
            <text:p>0.85</text:p>
          </table:table-cell>
          <table:table-cell office:value-type="float" office:value="0.525515531242541" calcext:value-type="float">
            <text:p>0.525515531242541</text:p>
          </table:table-cell>
          <table:table-cell office:value-type="float" office:value="0.428058265767769" calcext:value-type="float">
            <text:p>0.428058265767769</text:p>
          </table:table-cell>
          <table:table-cell office:value-type="float" office:value="0.291012605318786" calcext:value-type="float">
            <text:p>0.291012605318786</text:p>
          </table:table-cell>
          <table:table-cell office:value-type="float" office:value="0.134151527761854" calcext:value-type="float">
            <text:p>0.134151527761854</text:p>
          </table:table-cell>
          <table:table-cell table:number-columns-repeated="4"/>
        </table:table-row>
        <table:table-row table:style-name="ro2">
          <table:table-cell table:style-name="ce16" table:formula="of:=[.A105]-0.05" office:value-type="float" office:value="0.8" calcext:value-type="float">
            <text:p>0.8</text:p>
          </table:table-cell>
          <table:table-cell office:value-type="float" office:value="0.764430894654575" calcext:value-type="float">
            <text:p>0.764430894654575</text:p>
          </table:table-cell>
          <table:table-cell office:value-type="float" office:value="0.625673102719388" calcext:value-type="float">
            <text:p>0.625673102719388</text:p>
          </table:table-cell>
          <table:table-cell office:value-type="float" office:value="0.428178236477822" calcext:value-type="float">
            <text:p>0.428178236477822</text:p>
          </table:table-cell>
          <table:table-cell office:value-type="float" office:value="0.19638521103305" calcext:value-type="float">
            <text:p>0.19638521103305</text:p>
          </table:table-cell>
          <table:table-cell table:number-columns-repeated="4"/>
        </table:table-row>
        <table:table-row table:style-name="ro2">
          <table:table-cell table:style-name="ce16" table:formula="of:=[.A106]-0.05" office:value-type="float" office:value="0.75" calcext:value-type="float">
            <text:p>0.75</text:p>
          </table:table-cell>
          <table:table-cell office:value-type="float" office:value="0.992319615339004" calcext:value-type="float">
            <text:p>0.992319615339004</text:p>
          </table:table-cell>
          <table:table-cell office:value-type="float" office:value="0.809555272994536" calcext:value-type="float">
            <text:p>0.809555272994536</text:p>
          </table:table-cell>
          <table:table-cell office:value-type="float" office:value="0.548145788616363" calcext:value-type="float">
            <text:p>0.548145788616363</text:p>
          </table:table-cell>
          <table:table-cell office:value-type="float" office:value="0.238680368145457" calcext:value-type="float">
            <text:p>0.238680368145457</text:p>
          </table:table-cell>
          <table:table-cell table:number-columns-repeated="4"/>
        </table:table-row>
        <table:table-row table:style-name="ro2">
          <table:table-cell table:style-name="ce16" table:formula="of:=[.A107]-0.05" office:value-type="float" office:value="0.7" calcext:value-type="float">
            <text:p>0.7</text:p>
          </table:table-cell>
          <table:table-cell office:value-type="float" office:value="1.20094692596229" calcext:value-type="float">
            <text:p>1.20094692596229</text:p>
          </table:table-cell>
          <table:table-cell office:value-type="float" office:value="0.972646111617357" calcext:value-type="float">
            <text:p>0.972646111617357</text:p>
          </table:table-cell>
          <table:table-cell office:value-type="float" office:value="0.646213376762045" calcext:value-type="float">
            <text:p>0.646213376762045</text:p>
          </table:table-cell>
          <table:table-cell office:value-type="float" office:value="0.260412154674422" calcext:value-type="float">
            <text:p>0.260412154674422</text:p>
          </table:table-cell>
          <table:table-cell table:number-columns-repeated="4"/>
        </table:table-row>
        <table:table-row table:style-name="ro2">
          <table:table-cell table:style-name="ce16" table:formula="of:=[.A108]-0.05" office:value-type="float" office:value="0.65" calcext:value-type="float">
            <text:p>0.65</text:p>
          </table:table-cell>
          <table:table-cell office:value-type="float" office:value="1.38415342921969" calcext:value-type="float">
            <text:p>1.38415342921969</text:p>
          </table:table-cell>
          <table:table-cell office:value-type="float" office:value="1.11007970799819" calcext:value-type="float">
            <text:p>1.11007970799819</text:p>
          </table:table-cell>
          <table:table-cell office:value-type="float" office:value="0.719879206076948" calcext:value-type="float">
            <text:p>0.719879206076948</text:p>
          </table:table-cell>
          <table:table-cell office:value-type="float" office:value="0.262589176019892" calcext:value-type="float">
            <text:p>0.262589176019892</text:p>
          </table:table-cell>
          <table:table-cell table:number-columns-repeated="4"/>
        </table:table-row>
        <table:table-row table:style-name="ro2">
          <table:table-cell table:style-name="ce16" table:formula="of:=[.A109]-0.05" office:value-type="float" office:value="0.6" calcext:value-type="float">
            <text:p>0.6</text:p>
          </table:table-cell>
          <table:table-cell office:value-type="float" office:value="1.53691799522844" calcext:value-type="float">
            <text:p>1.53691799522844</text:p>
          </table:table-cell>
          <table:table-cell office:value-type="float" office:value="1.21825710452611" calcext:value-type="float">
            <text:p>1.21825710452611</text:p>
          </table:table-cell>
          <table:table-cell office:value-type="float" office:value="0.767918263271739" calcext:value-type="float">
            <text:p>0.767918263271739</text:p>
          </table:table-cell>
          <table:table-cell office:value-type="float" office:value="0.247012252739193" calcext:value-type="float">
            <text:p>0.247012252739193</text:p>
          </table:table-cell>
          <table:table-cell table:number-columns-repeated="4"/>
        </table:table-row>
        <table:table-row table:style-name="ro2">
          <table:table-cell table:style-name="ce16" table:formula="of:=[.A110]-0.05" office:value-type="float" office:value="0.55" calcext:value-type="float">
            <text:p>0.55</text:p>
          </table:table-cell>
          <table:table-cell office:value-type="float" office:value="1.65490480091774" calcext:value-type="float">
            <text:p>1.65490480091774</text:p>
          </table:table-cell>
          <table:table-cell office:value-type="float" office:value="1.29440585113546" calcext:value-type="float">
            <text:p>1.29440585113546</text:p>
          </table:table-cell>
          <table:table-cell office:value-type="float" office:value="0.789944393674343" calcext:value-type="float">
            <text:p>0.789944393674343</text:p>
          </table:table-cell>
          <table:table-cell office:value-type="float" office:value="0.215905113688963" calcext:value-type="float">
            <text:p>0.215905113688963</text:p>
          </table:table-cell>
          <table:table-cell table:number-columns-repeated="4"/>
        </table:table-row>
        <table:table-row table:style-name="ro2">
          <table:table-cell table:style-name="ce16" table:formula="of:=[.A111]-0.05" office:value-type="float" office:value="0.5" calcext:value-type="float">
            <text:p>0.5</text:p>
          </table:table-cell>
          <table:table-cell office:value-type="float" office:value="1.73422544906506" calcext:value-type="float">
            <text:p>1.73422544906506</text:p>
          </table:table-cell>
          <table:table-cell office:value-type="float" office:value="1.33635600265064" calcext:value-type="float">
            <text:p>1.33635600265064</text:p>
          </table:table-cell>
          <table:table-cell office:value-type="float" office:value="0.786188856492913" calcext:value-type="float">
            <text:p>0.786188856492913</text:p>
          </table:table-cell>
          <table:table-cell office:value-type="float" office:value="0.171750598521487" calcext:value-type="float">
            <text:p>0.171750598521487</text:p>
          </table:table-cell>
          <table:table-cell table:number-columns-repeated="4"/>
        </table:table-row>
        <table:table-row table:style-name="ro2">
          <table:table-cell table:style-name="ce16" table:formula="of:=[.A112]-0.05" office:value-type="float" office:value="0.45" calcext:value-type="float">
            <text:p>0.45</text:p>
          </table:table-cell>
          <table:table-cell office:value-type="float" office:value="1.77131464935924" calcext:value-type="float">
            <text:p>1.77131464935924</text:p>
          </table:table-cell>
          <table:table-cell office:value-type="float" office:value="1.34243121140512" calcext:value-type="float">
            <text:p>1.34243121140512</text:p>
          </table:table-cell>
          <table:table-cell office:value-type="float" office:value="0.757394016656783" calcext:value-type="float">
            <text:p>0.757394016656783</text:p>
          </table:table-cell>
          <table:table-cell office:value-type="float" office:value="0.117233005202195" calcext:value-type="float">
            <text:p>0.117233005202195</text:p>
          </table:table-cell>
          <table:table-cell table:number-columns-repeated="4"/>
        </table:table-row>
        <table:table-row table:style-name="ro2">
          <table:table-cell table:style-name="ce16" table:formula="of:=[.A113]-0.05" office:value-type="float" office:value="0.4" calcext:value-type="float">
            <text:p>0.4</text:p>
          </table:table-cell>
          <table:table-cell office:value-type="float" office:value="1.76287918010888" calcext:value-type="float">
            <text:p>1.76287918010888</text:p>
          </table:table-cell>
          <table:table-cell office:value-type="float" office:value="1.31141482817712" calcext:value-type="float">
            <text:p>1.31141482817712</text:p>
          </table:table-cell>
          <table:table-cell office:value-type="float" office:value="0.704782092341888" calcext:value-type="float">
            <text:p>0.704782092341888</text:p>
          </table:table-cell>
          <table:table-cell office:value-type="float" office:value="0.0552480825611028" calcext:value-type="float">
            <text:p>0.055248082561103</text:p>
          </table:table-cell>
          <table:table-cell table:number-columns-repeated="4"/>
        </table:table-row>
        <table:table-row table:style-name="ro2">
          <table:table-cell table:style-name="ce16" table:formula="of:=[.A114]-0.05" office:value-type="float" office:value="0.35" calcext:value-type="float">
            <text:p>0.35</text:p>
          </table:table-cell>
          <table:table-cell office:value-type="float" office:value="1.70590904569709" calcext:value-type="float">
            <text:p>1.70590904569709</text:p>
          </table:table-cell>
          <table:table-cell office:value-type="float" office:value="1.24258014922511" calcext:value-type="float">
            <text:p>1.24258014922511</text:p>
          </table:table-cell>
          <table:table-cell office:value-type="float" office:value="0.630088102228747" calcext:value-type="float">
            <text:p>0.630088102228747</text:p>
          </table:table-cell>
          <table:table-cell office:value-type="float" office:value="-0.0110289163781987" calcext:value-type="float">
            <text:p>-0.011028916378199</text:p>
          </table:table-cell>
          <table:table-cell table:number-columns-repeated="4"/>
        </table:table-row>
        <table:table-row table:style-name="ro2">
          <table:table-cell table:style-name="ce16" table:formula="of:=[.A115]-0.05" office:value-type="float" office:value="0.3" calcext:value-type="float">
            <text:p>0.3</text:p>
          </table:table-cell>
          <table:table-cell office:value-type="float" office:value="1.59776142670086" calcext:value-type="float">
            <text:p>1.59776142670086</text:p>
          </table:table-cell>
          <table:table-cell office:value-type="float" office:value="1.13579566195433" calcext:value-type="float">
            <text:p>1.13579566195433</text:p>
          </table:table-cell>
          <table:table-cell office:value-type="float" office:value="0.535667871516102" calcext:value-type="float">
            <text:p>0.535667871516102</text:p>
          </table:table-cell>
          <table:table-cell office:value-type="float" office:value="-0.0780052324060052" calcext:value-type="float">
            <text:p>-0.078005232406005</text:p>
          </table:table-cell>
          <table:table-cell table:number-columns-repeated="4"/>
        </table:table-row>
        <table:table-row table:style-name="ro2">
          <table:table-cell table:style-name="ce16" table:formula="of:=[.A116]-0.05" office:value-type="float" office:value="0.25" calcext:value-type="float">
            <text:p>0.25</text:p>
          </table:table-cell>
          <table:table-cell office:value-type="float" office:value="1.43635720581279" calcext:value-type="float">
            <text:p>1.43635720581279</text:p>
          </table:table-cell>
          <table:table-cell office:value-type="float" office:value="0.991745366441952" calcext:value-type="float">
            <text:p>0.991745366441952</text:p>
          </table:table-cell>
          <table:table-cell office:value-type="float" office:value="0.424721180664514" calcext:value-type="float">
            <text:p>0.424721180664514</text:p>
          </table:table-cell>
          <table:table-cell office:value-type="float" office:value="-0.141421728549279" calcext:value-type="float">
            <text:p>-0.141421728549279</text:p>
          </table:table-cell>
          <table:table-cell table:number-columns-repeated="4"/>
        </table:table-row>
        <table:table-row table:style-name="ro2">
          <table:table-cell table:style-name="ce16" table:formula="of:=[.A117]-0.05" office:value-type="float" office:value="0.2" calcext:value-type="float">
            <text:p>0.2</text:p>
          </table:table-cell>
          <table:table-cell office:value-type="float" office:value="1.22059106808529" calcext:value-type="float">
            <text:p>1.22059106808529</text:p>
          </table:table-cell>
          <table:table-cell office:value-type="float" office:value="0.812365510506907" calcext:value-type="float">
            <text:p>0.812365510506907</text:p>
          </table:table-cell>
          <table:table-cell office:value-type="float" office:value="0.30173140158606" calcext:value-type="float">
            <text:p>0.30173140158606</text:p>
          </table:table-cell>
          <table:table-cell office:value-type="float" office:value="-0.195891119836367" calcext:value-type="float">
            <text:p>-0.195891119836367</text:p>
          </table:table-cell>
          <table:table-cell table:number-columns-repeated="4"/>
        </table:table-row>
        <table:table-row table:style-name="ro2">
          <table:table-cell table:style-name="ce16" table:formula="of:=[.A118]-0.05" office:value-type="float" office:value="0.15" calcext:value-type="float">
            <text:p>0.15</text:p>
          </table:table-cell>
          <table:table-cell office:value-type="float" office:value="0.951223686620583" calcext:value-type="float">
            <text:p>0.951223686620583</text:p>
          </table:table-cell>
          <table:table-cell office:value-type="float" office:value="0.601766641568298" calcext:value-type="float">
            <text:p>0.601766641568298</text:p>
          </table:table-cell>
          <table:table-cell office:value-type="float" office:value="0.17339053186911" calcext:value-type="float">
            <text:p>0.17339053186911</text:p>
          </table:table-cell>
          <table:table-cell office:value-type="float" office:value="-0.233953831473657" calcext:value-type="float">
            <text:p>-0.233953831473657</text:p>
          </table:table-cell>
          <table:table-cell table:number-columns-repeated="4"/>
        </table:table-row>
        <table:table-row table:style-name="ro2">
          <table:table-cell table:style-name="ce16" table:formula="of:=[.A119]-0.05" office:value-type="float" office:value="0.0999999999999997" calcext:value-type="float">
            <text:p>0.1</text:p>
          </table:table-cell>
          <table:table-cell office:value-type="float" office:value="0.633112279748733" calcext:value-type="float">
            <text:p>0.633112279748733</text:p>
          </table:table-cell>
          <table:table-cell office:value-type="float" office:value="0.368497715843762" calcext:value-type="float">
            <text:p>0.368497715843762</text:p>
          </table:table-cell>
          <table:table-cell office:value-type="float" office:value="0.0508663752820168" calcext:value-type="float">
            <text:p>0.050866375282017</text:p>
          </table:table-cell>
          <table:table-cell office:value-type="float" office:value="-0.243794272948657" calcext:value-type="float">
            <text:p>-0.243794272948657</text:p>
          </table:table-cell>
          <table:table-cell table:number-columns-repeated="4"/>
        </table:table-row>
        <table:table-row table:style-name="ro2">
          <table:table-cell table:style-name="ce16" table:formula="of:=[.A120]-0.05" office:value-type="float" office:value="0.0499999999999997" calcext:value-type="float">
            <text:p>0.05</text:p>
          </table:table-cell>
          <table:table-cell office:value-type="float" office:value="0.282656468062677" calcext:value-type="float">
            <text:p>0.282656468062677</text:p>
          </table:table-cell>
          <table:table-cell office:value-type="float" office:value="0.133029721490317" calcext:value-type="float">
            <text:p>0.133029721490317</text:p>
          </table:table-cell>
          <table:table-cell office:value-type="float" office:value="-0.042710666766233" calcext:value-type="float">
            <text:p>-0.042710666766233</text:p>
          </table:table-cell>
          <table:table-cell office:value-type="float" office:value="-0.201739678418733" calcext:value-type="float">
            <text:p>-0.201739678418733</text:p>
          </table:table-cell>
          <table:table-cell table:number-columns-repeated="4"/>
        </table:table-row>
        <table:table-row table:style-name="ro2">
          <table:table-cell table:style-name="ce17" table:formula="of:=[.A121]-0.05" office:value-type="float" office:value="-3.19189119579732E-016" calcext:value-type="float">
            <text:p>0.00</text:p>
          </table:table-cell>
          <table:table-cell office:value-type="float" office:value="-5.31122490699424E-015" calcext:value-type="float">
            <text:p>-5.31122490699424E-15</text:p>
          </table:table-cell>
          <table:table-cell office:value-type="float" office:value="-4.23518056889249E-015" calcext:value-type="float">
            <text:p>-4.23518056889249E-15</text:p>
          </table:table-cell>
          <table:table-cell office:value-type="float" office:value="-2.99942186464895E-015" calcext:value-type="float">
            <text:p>-2.99942186464895E-15</text:p>
          </table:table-cell>
          <table:table-cell office:value-type="float" office:value="-1.90871101249695E-015" calcext:value-type="float">
            <text:p>-1.90871101249695E-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Times-Roman" svg:font-family="Times-Roman" style:font-family-generic="roman"/>
    <style:font-face style:name="Optima-Italic" svg:font-family="Optima-Italic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р.</number:text>
    </number:number-style>
    <number:number-style style:name="N124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р.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р.</number:text>
    </number:number-style>
    <number:number-style style:name="N127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р.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loext:min-decimal-places="0" number:min-integer-digits="1" number:grouping="true"/>
      <number:text>р. 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40P2" style:volatile="true">
      <number:text> -р.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loext:min-decimal-places="2" number:min-integer-digits="1" number:grouping="true"/>
      <number:text>р.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48P2" style:volatile="true">
      <number:text>-</number:text>
      <number:number number:decimal-places="0" loext:min-decimal-places="0" number:min-integer-digits="0"/>
      <number:text>р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3">
      <number:number number:decimal-places="1" loext:min-decimal-places="1" number:min-integer-digits="1"/>
    </number:number-style>
    <number:number-style style:name="N154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/00/0000</text:date>, <text:time style:data-style-name="N2" text:time-value="10:47:43.14590798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8T11:31:58.613215725</meta:creation-date>
    <dc:date>2022-01-29T18:53:04.478321022</dc:date>
    <meta:editing-duration>PT42M37S</meta:editing-duration>
    <meta:editing-cycles>10</meta:editing-cycles>
    <meta:generator>LibreOffice/6.0.7.3$Linux_X86_64 LibreOffice_project/00m0$Build-3</meta:generator>
    <meta:document-statistic meta:table-count="1" meta:cell-count="457" meta:object-count="7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Метод АГВ'.B27:'Метод АГВ'.C39 'Метод АГВ'.B25:'Метод АГВ'.B25" chart:data-source-has-labels="row" svg:x="1.331cm" svg:y="0.18cm" svg:width="14.349cm" svg:height="7.659cm">
          <chartooo:coordinate-region svg:x="2.429cm" svg:y="0.379cm" svg:width="12.826cm" svg:height="6.813cm"/>
          <chart:axis chart:dimension="x" chart:name="primary-x" chart:style-name="ch3">
            <chart:title svg:x="6.159cm" svg:y="8.019cm" chart:style-name="ch4">
              <text:p>Экспериментальные значения</text:p>
            </chart:title>
          </chart:axis>
          <chart:axis chart:dimension="y" chart:name="primary-y" chart:style-name="ch3">
            <chart:title svg:x="0.451cm" svg:y="5.627cm" chart:style-name="ch5">
              <text:p>Расчетные значения</text:p>
            </chart:title>
            <chart:grid chart:style-name="ch6" chart:class="major"/>
          </chart:axis>
          <chart:series chart:style-name="ch7" chart:values-cell-range-address="'Метод АГВ'.B27:'Метод АГВ'.B39" chart:label-cell-address="'Метод АГВ'.B25:'Метод АГВ'.B25" chart:class="chart:scatter">
            <chart:domain table:cell-range-address="'Метод АГВ'.C27:'Метод АГВ'.C39"/>
            <chart:regression-curve chart:style-name="ch8">
              <chart:equation chart:display-equation="false" chart:display-r-square="true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Энтальпия испарения,   кДж/моль</text:p>
                <draw:g>
                  <svg:desc>'Метод АГВ'.B25:'Метод АГВ'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.2">
                <text:p>71.2</text:p>
                <draw:g>
                  <svg:desc>'Метод АГВ'.C27:'Метод АГВ'.C39</svg:desc>
                </draw:g>
              </table:table-cell>
              <table:table-cell office:value-type="float" office:value="70.3168576449913">
                <text:p>70.3168576449913</text:p>
                <draw:g>
                  <svg:desc>'Метод АГВ'.B27:'Метод АГВ'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.6">
                <text:p>69.6</text:p>
              </table:table-cell>
              <table:table-cell office:value-type="float" office:value="65.6984288224956">
                <text:p>65.6984288224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15">
                <text:p>31.15</text:p>
              </table:table-cell>
              <table:table-cell office:value-type="float" office:value="32.5416608084359">
                <text:p>32.5416608084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315">
                <text:p>31.315</text:p>
              </table:table-cell>
              <table:table-cell office:value-type="float" office:value="29.9233391915641">
                <text:p>29.9233391915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61.08">
                <text:p>61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56.4615711775044">
                <text:p>56.4615711775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6">
                <text:p>51.6</text:p>
              </table:table-cell>
              <table:table-cell office:value-type="float" office:value="51.8431423550088">
                <text:p>51.8431423550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15">
                <text:p>37.15</text:p>
              </table:table-cell>
              <table:table-cell office:value-type="float" office:value="37.9257803163445">
                <text:p>37.9257803163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47">
                <text:p>25.47</text:p>
              </table:table-cell>
              <table:table-cell office:value-type="float" office:value="24.0704938488577">
                <text:p>24.0704938488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22">
                <text:p>20.22</text:p>
              </table:table-cell>
              <table:table-cell office:value-type="float" office:value="19.4520650263621">
                <text:p>19.4520650263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125">
                <text:p>34.125</text:p>
              </table:table-cell>
              <table:table-cell office:value-type="float" office:value="35.3074586994728">
                <text:p>35.30745869947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2025">
                <text:p>30.2025</text:p>
              </table:table-cell>
              <table:table-cell office:value-type="float" office:value="30.6890298769772">
                <text:p>30.68902987697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7295">
                <text:p>21.7295</text:p>
              </table:table-cell>
              <table:table-cell office:value-type="float" office:value="21.452172231986">
                <text:p>21.4521722319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row>
      <mi mathvariant="normal">Δ</mi>
      <mrow>
        <mi>h</mi>
        <mo stretchy="false">=</mo>
        <mfrac>
          <mrow>
            <msub>
              <mi>x</mi>
              <mn>1</mn>
            </msub>
            <msub>
              <mi>V</mi>
              <mrow>
                <mi>m</mi>
                <mn>1</mn>
              </mrow>
            </msub>
            <mrow>
              <mo fence="true" stretchy="false">(</mo>
              <mrow>
                <mrow>
                  <mn>1</mn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sub>
              <mi>V</mi>
              <mrow>
                <mi>m</mi>
                <mn>2</mn>
              </mrow>
            </msub>
          </mrow>
          <msup>
            <mrow>
              <mo fence="true" stretchy="false">(</mo>
              <mrow>
                <mrow>
                  <msub>
                    <mi>x</mi>
                    <mn>1</mn>
                  </msub>
                  <mrow>
                    <msub>
                      <mi>V</mi>
                      <mrow>
                        <mi>m</mi>
                        <mn>1</mn>
                      </mrow>
                    </msub>
                    <mo stretchy="false">+</mo>
                    <mrow>
                      <mo fence="true" stretchy="false">(</mo>
                      <mrow>
                        <mrow>
                          <mn>1</mn>
                          <mo stretchy="false">−</mo>
                          <msub>
                            <mi>x</mi>
                            <mn>1</mn>
                          </msub>
                        </mrow>
                      </mrow>
                      <mo fence="true" stretchy="false">)</mo>
                    </mrow>
                  </mrow>
                  <msub>
                    <mi>V</mi>
                    <mrow>
                      <mi>m</mi>
                      <mn>2</mn>
                    </mrow>
                  </msub>
                </mrow>
              </mrow>
              <mo fence="true" stretchy="false">)</mo>
            </mrow>
            <mn>2</mn>
          </msup>
        </mfrac>
      </mrow>
      <msup>
        <mrow>
          <mo fence="true" stretchy="true">(</mo>
          <mrow>
            <mrow>
              <msub>
                <mi mathvariant="normal">ϑ</mi>
                <mn>1</mn>
              </msub>
              <mo stretchy="false">−</mo>
              <msub>
                <mi mathvariant="normal">ϑ</mi>
                <mn>2</mn>
              </msub>
            </mrow>
          </mrow>
          <mo fence="true" stretchy="true">)</mo>
        </mrow>
        <mn>2</mn>
      </msup>
    </mrow>
    <annotation encoding="StarMath 5.0">%DELTA h = { x_1 V_{m1} (1-x_1) V_{m2} } over {(  x_1 V_{m1} + (1-x_1) V_{m2} )^2} left (%vartheta_1 - %vartheta_2 right )^2 </annotation>
  </semantics>
</math>
</file>

<file path=Object 4/content.xml><?xml version="1.0" encoding="utf-8"?>
<math xmlns="http://www.w3.org/1998/Math/MathML" display="block">
  <semantics>
    <mrow>
      <mi mathvariant="normal">Δ</mi>
      <mrow>
        <mi>H</mi>
        <mo stretchy="false">=</mo>
        <mi mathvariant="normal">Δ</mi>
      </mrow>
      <mi>h</mi>
      <mrow>
        <mo fence="true" stretchy="false">(</mo>
        <mrow>
          <mrow>
            <msub>
              <mi>x</mi>
              <mn>1</mn>
            </msub>
            <mrow>
              <msub>
                <mi>V</mi>
                <mrow>
                  <mi>m</mi>
                  <mn>1</mn>
                </mrow>
              </msub>
              <mo stretchy="false">+</mo>
              <mrow>
                <mo fence="true" stretchy="false">(</mo>
                <mrow>
                  <mrow>
                    <mn>1</mn>
                    <mo stretchy="false">−</mo>
                    <msub>
                      <mi>x</mi>
                      <mn>1</mn>
                    </msub>
                  </mrow>
                </mrow>
                <mo fence="true" stretchy="false">)</mo>
              </mrow>
            </mrow>
            <msub>
              <mi>V</mi>
              <mrow>
                <mi>m</mi>
                <mn>2</mn>
              </mrow>
            </msub>
          </mrow>
        </mrow>
        <mo fence="true" stretchy="false">)</mo>
      </mrow>
    </mrow>
    <annotation encoding="StarMath 5.0">%DELTA H = %DELTA h ( {  x_1 V_{m1} + (1-x_1) V_{m2} } )</annotation>
  </semantics>
</math>
</file>

<file path=Object 5/content.xml><?xml version="1.0" encoding="utf-8"?>
<math xmlns="http://www.w3.org/1998/Math/MathML" display="block">
  <semantics>
    <mrow>
      <mi mathvariant="normal">Δ</mi>
      <mrow>
        <mi>S</mi>
        <mo stretchy="false">=</mo>
        <mrow>
          <mo stretchy="false">−</mo>
          <mi>R</mi>
        </mrow>
      </mrow>
      <mrow>
        <mo fence="true" stretchy="true">[</mo>
        <mrow>
          <mrow>
            <msub>
              <mi>x</mi>
              <mn>1</mn>
            </msub>
            <mi>ln</mi>
            <mrow>
              <msub>
                <mi>x</mi>
                <mn>1</mn>
              </msub>
              <mo stretchy="false">+</mo>
              <mrow>
                <mo fence="true" stretchy="false">(</mo>
                <mrow>
                  <mrow>
                    <mn>1</mn>
                    <mo stretchy="false">−</mo>
                    <msub>
                      <mi>x</mi>
                      <mn>1</mn>
                    </msub>
                  </mrow>
                </mrow>
                <mo fence="true" stretchy="false">)</mo>
              </mrow>
            </mrow>
            <mi>ln</mi>
            <mrow>
              <mo fence="true" stretchy="false">(</mo>
              <mrow>
                <mrow>
                  <mn>1</mn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</mrow>
        </mrow>
        <mo fence="true" stretchy="true">]</mo>
      </mrow>
    </mrow>
    <annotation encoding="StarMath 5.0">%DELTA S = -R left [   x_1 ln x_1 + (1-x_1) ln (1-x_1) right ] </annotation>
  </semantics>
</math>
</file>

<file path=Object 6/content.xml><?xml version="1.0" encoding="utf-8"?>
<math xmlns="http://www.w3.org/1998/Math/MathML" display="block">
  <semantics>
    <mrow>
      <mi mathvariant="normal">Δ</mi>
      <mrow>
        <mi>G</mi>
        <mo stretchy="false">=</mo>
        <mi mathvariant="normal">Δ</mi>
      </mrow>
      <mrow>
        <mi>H</mi>
        <mo stretchy="false">−</mo>
        <mi>T</mi>
      </mrow>
      <mi mathvariant="normal">Δ</mi>
      <mi>S</mi>
    </mrow>
    <annotation encoding="StarMath 5.0">%DELTA G = %DELTA H - T %DELTA S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58220" draw:fill-color="#f582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19cm" svg:height="11.317cm" xlink:href=".." xlink:type="simple" chart:class="chart:scatter" chart:style-name="ch1">
        <chart:legend chart:legend-position="end" svg:x="18.59cm" svg:y="4.612cm" style:legend-expansion="high" chart:style-name="ch2"/>
        <chart:plot-area chart:style-name="ch3" table:cell-range-address="'Метод АГВ'.A102:'Метод АГВ'.E122 'Метод АГВ'.B100:'Метод АГВ'.E100" chart:data-source-has-labels="row" svg:x="1.413cm" svg:y="0.226cm" svg:width="16.775cm" svg:height="9.884cm">
          <chartooo:coordinate-region svg:x="2.246cm" svg:y="0.413cm" svg:width="15.848cm" svg:height="9.486cm"/>
          <chart:axis chart:dimension="x" chart:name="primary-x" chart:style-name="ch4">
            <chart:title svg:x="7.639cm" svg:y="10.336cm" chart:style-name="ch5">
              <text:p>Мольная доля компонента 1</text:p>
            </chart:title>
          </chart:axis>
          <chart:axis chart:dimension="y" chart:name="primary-y" chart:style-name="ch6">
            <chart:title svg:x="0.451cm" svg:y="8.255cm" chart:style-name="ch7">
              <text:p>Свободная энергия смешения, кДж/моль</text:p>
            </chart:title>
            <chart:grid chart:style-name="ch8" chart:class="major"/>
          </chart:axis>
          <chart:series chart:style-name="ch9" chart:values-cell-range-address="'Метод АГВ'.B102:'Метод АГВ'.B122" chart:label-cell-address="'Метод АГВ'.B100:'Метод АГВ'.B100" chart:class="chart:scatter">
            <chart:domain table:cell-range-address="'Метод АГВ'.A102:'Метод АГВ'.A122"/>
            <chart:data-point chart:repeated="21"/>
          </chart:series>
          <chart:series chart:style-name="ch10" chart:values-cell-range-address="'Метод АГВ'.C102:'Метод АГВ'.C122" chart:label-cell-address="'Метод АГВ'.C100:'Метод АГВ'.C100" chart:class="chart:scatter">
            <chart:data-point chart:repeated="21"/>
          </chart:series>
          <chart:series chart:style-name="ch11" chart:values-cell-range-address="'Метод АГВ'.D102:'Метод АГВ'.D122" chart:label-cell-address="'Метод АГВ'.D100:'Метод АГВ'.D100" chart:class="chart:scatter">
            <chart:data-point chart:repeated="21"/>
          </chart:series>
          <chart:series chart:style-name="ch12" chart:values-cell-range-address="'Метод АГВ'.E102:'Метод АГВ'.E122" chart:label-cell-address="'Метод АГВ'.E100:'Метод АГВ'.E100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1</text:p>
                <draw:g>
                  <svg:desc>'Метод АГВ'.B100:'Метод АГВ'.B100</svg:desc>
                </draw:g>
              </table:table-cell>
              <table:table-cell office:value-type="string">
                <text:p>2</text:p>
                <draw:g>
                  <svg:desc>'Метод АГВ'.C100:'Метод АГВ'.C100</svg:desc>
                </draw:g>
              </table:table-cell>
              <table:table-cell office:value-type="string">
                <text:p>4</text:p>
                <draw:g>
                  <svg:desc>'Метод АГВ'.D100:'Метод АГВ'.D100</svg:desc>
                </draw:g>
              </table:table-cell>
              <table:table-cell office:value-type="string">
                <text:p>8</text:p>
                <draw:g>
                  <svg:desc>'Метод АГВ'.E100:'Метод АГВ'.E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Метод АГВ'.A102:'Метод АГВ'.A122</svg:desc>
                </draw:g>
              </table:table-cell>
              <table:table-cell office:value-type="float" office:value="0">
                <text:p>0</text:p>
                <draw:g>
                  <svg:desc>'Метод АГВ'.B102:'Метод АГВ'.B122</svg:desc>
                </draw:g>
              </table:table-cell>
              <table:table-cell office:value-type="float" office:value="0">
                <text:p>0</text:p>
                <draw:g>
                  <svg:desc>'Метод АГВ'.C102:'Метод АГВ'.C122</svg:desc>
                </draw:g>
              </table:table-cell>
              <table:table-cell office:value-type="float" office:value="0">
                <text:p>0</text:p>
                <draw:g>
                  <svg:desc>'Метод АГВ'.D102:'Метод АГВ'.D122</svg:desc>
                </draw:g>
              </table:table-cell>
              <table:table-cell office:value-type="float" office:value="0">
                <text:p>0</text:p>
                <draw:g>
                  <svg:desc>'Метод АГВ'.E102:'Метод АГВ'.E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">
                <text:p>0.95</text:p>
              </table:table-cell>
              <table:table-cell office:value-type="float" office:value="0.0768081596731534">
                <text:p>0.0768081596731534</text:p>
              </table:table-cell>
              <table:table-cell office:value-type="float" office:value="0.049656045667439">
                <text:p>0.049656045667439</text:p>
              </table:table-cell>
              <table:table-cell office:value-type="float" office:value="0.0137073245956053">
                <text:p>0.0137073245956053</text:p>
              </table:table-cell>
              <table:table-cell office:value-type="float" office:value="-0.0212653203183865">
                <text:p>-0.0212653203183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0.288161788788453">
                <text:p>0.288161788788453</text:p>
              </table:table-cell>
              <table:table-cell office:value-type="float" office:value="0.228230089565351">
                <text:p>0.228230089565351</text:p>
              </table:table-cell>
              <table:table-cell office:value-type="float" office:value="0.14581630956299">
                <text:p>0.14581630956299</text:p>
              </table:table-cell>
              <table:table-cell office:value-type="float" office:value="0.0564043655244798">
                <text:p>0.0564043655244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">
                <text:p>0.85</text:p>
              </table:table-cell>
              <table:table-cell office:value-type="float" office:value="0.525515531242541">
                <text:p>0.525515531242541</text:p>
              </table:table-cell>
              <table:table-cell office:value-type="float" office:value="0.428058265767769">
                <text:p>0.428058265767769</text:p>
              </table:table-cell>
              <table:table-cell office:value-type="float" office:value="0.291012605318786">
                <text:p>0.291012605318786</text:p>
              </table:table-cell>
              <table:table-cell office:value-type="float" office:value="0.134151527761854">
                <text:p>0.134151527761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764430894654575">
                <text:p>0.764430894654575</text:p>
              </table:table-cell>
              <table:table-cell office:value-type="float" office:value="0.625673102719388">
                <text:p>0.625673102719388</text:p>
              </table:table-cell>
              <table:table-cell office:value-type="float" office:value="0.428178236477822">
                <text:p>0.428178236477822</text:p>
              </table:table-cell>
              <table:table-cell office:value-type="float" office:value="0.19638521103305">
                <text:p>0.19638521103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992319615339004">
                <text:p>0.992319615339004</text:p>
              </table:table-cell>
              <table:table-cell office:value-type="float" office:value="0.809555272994536">
                <text:p>0.809555272994536</text:p>
              </table:table-cell>
              <table:table-cell office:value-type="float" office:value="0.548145788616363">
                <text:p>0.548145788616363</text:p>
              </table:table-cell>
              <table:table-cell office:value-type="float" office:value="0.238680368145457">
                <text:p>0.2386803681454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1.20094692596229">
                <text:p>1.20094692596229</text:p>
              </table:table-cell>
              <table:table-cell office:value-type="float" office:value="0.972646111617357">
                <text:p>0.972646111617357</text:p>
              </table:table-cell>
              <table:table-cell office:value-type="float" office:value="0.646213376762045">
                <text:p>0.646213376762045</text:p>
              </table:table-cell>
              <table:table-cell office:value-type="float" office:value="0.260412154674422">
                <text:p>0.260412154674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">
                <text:p>0.65</text:p>
              </table:table-cell>
              <table:table-cell office:value-type="float" office:value="1.38415342921969">
                <text:p>1.38415342921969</text:p>
              </table:table-cell>
              <table:table-cell office:value-type="float" office:value="1.11007970799819">
                <text:p>1.11007970799819</text:p>
              </table:table-cell>
              <table:table-cell office:value-type="float" office:value="0.719879206076948">
                <text:p>0.719879206076948</text:p>
              </table:table-cell>
              <table:table-cell office:value-type="float" office:value="0.262589176019892">
                <text:p>0.2625891760198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1.53691799522844">
                <text:p>1.53691799522844</text:p>
              </table:table-cell>
              <table:table-cell office:value-type="float" office:value="1.21825710452611">
                <text:p>1.21825710452611</text:p>
              </table:table-cell>
              <table:table-cell office:value-type="float" office:value="0.767918263271739">
                <text:p>0.767918263271739</text:p>
              </table:table-cell>
              <table:table-cell office:value-type="float" office:value="0.247012252739193">
                <text:p>0.247012252739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1.65490480091774">
                <text:p>1.65490480091774</text:p>
              </table:table-cell>
              <table:table-cell office:value-type="float" office:value="1.29440585113546">
                <text:p>1.29440585113546</text:p>
              </table:table-cell>
              <table:table-cell office:value-type="float" office:value="0.789944393674343">
                <text:p>0.789944393674343</text:p>
              </table:table-cell>
              <table:table-cell office:value-type="float" office:value="0.215905113688963">
                <text:p>0.2159051136889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.73422544906506">
                <text:p>1.73422544906506</text:p>
              </table:table-cell>
              <table:table-cell office:value-type="float" office:value="1.33635600265064">
                <text:p>1.33635600265064</text:p>
              </table:table-cell>
              <table:table-cell office:value-type="float" office:value="0.786188856492913">
                <text:p>0.786188856492913</text:p>
              </table:table-cell>
              <table:table-cell office:value-type="float" office:value="0.171750598521487">
                <text:p>0.1717505985214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">
                <text:p>0.45</text:p>
              </table:table-cell>
              <table:table-cell office:value-type="float" office:value="1.77131464935924">
                <text:p>1.77131464935924</text:p>
              </table:table-cell>
              <table:table-cell office:value-type="float" office:value="1.34243121140512">
                <text:p>1.34243121140512</text:p>
              </table:table-cell>
              <table:table-cell office:value-type="float" office:value="0.757394016656783">
                <text:p>0.757394016656783</text:p>
              </table:table-cell>
              <table:table-cell office:value-type="float" office:value="0.117233005202195">
                <text:p>0.117233005202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1.76287918010888">
                <text:p>1.76287918010888</text:p>
              </table:table-cell>
              <table:table-cell office:value-type="float" office:value="1.31141482817712">
                <text:p>1.31141482817712</text:p>
              </table:table-cell>
              <table:table-cell office:value-type="float" office:value="0.704782092341888">
                <text:p>0.704782092341888</text:p>
              </table:table-cell>
              <table:table-cell office:value-type="float" office:value="0.0552480825611028">
                <text:p>0.0552480825611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">
                <text:p>0.35</text:p>
              </table:table-cell>
              <table:table-cell office:value-type="float" office:value="1.70590904569709">
                <text:p>1.70590904569709</text:p>
              </table:table-cell>
              <table:table-cell office:value-type="float" office:value="1.24258014922511">
                <text:p>1.24258014922511</text:p>
              </table:table-cell>
              <table:table-cell office:value-type="float" office:value="0.630088102228747">
                <text:p>0.630088102228747</text:p>
              </table:table-cell>
              <table:table-cell office:value-type="float" office:value="-0.0110289163781987">
                <text:p>-0.0110289163781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1.59776142670086">
                <text:p>1.59776142670086</text:p>
              </table:table-cell>
              <table:table-cell office:value-type="float" office:value="1.13579566195433">
                <text:p>1.13579566195433</text:p>
              </table:table-cell>
              <table:table-cell office:value-type="float" office:value="0.535667871516102">
                <text:p>0.535667871516102</text:p>
              </table:table-cell>
              <table:table-cell office:value-type="float" office:value="-0.0780052324060052">
                <text:p>-0.0780052324060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">
                <text:p>0.25</text:p>
              </table:table-cell>
              <table:table-cell office:value-type="float" office:value="1.43635720581279">
                <text:p>1.43635720581279</text:p>
              </table:table-cell>
              <table:table-cell office:value-type="float" office:value="0.991745366441952">
                <text:p>0.991745366441952</text:p>
              </table:table-cell>
              <table:table-cell office:value-type="float" office:value="0.424721180664514">
                <text:p>0.424721180664514</text:p>
              </table:table-cell>
              <table:table-cell office:value-type="float" office:value="-0.141421728549279">
                <text:p>-0.1414217285492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">
                <text:p>0.2</text:p>
              </table:table-cell>
              <table:table-cell office:value-type="float" office:value="1.22059106808529">
                <text:p>1.22059106808529</text:p>
              </table:table-cell>
              <table:table-cell office:value-type="float" office:value="0.812365510506907">
                <text:p>0.812365510506907</text:p>
              </table:table-cell>
              <table:table-cell office:value-type="float" office:value="0.30173140158606">
                <text:p>0.30173140158606</text:p>
              </table:table-cell>
              <table:table-cell office:value-type="float" office:value="-0.195891119836367">
                <text:p>-0.1958911198363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">
                <text:p>0.15</text:p>
              </table:table-cell>
              <table:table-cell office:value-type="float" office:value="0.951223686620583">
                <text:p>0.951223686620583</text:p>
              </table:table-cell>
              <table:table-cell office:value-type="float" office:value="0.601766641568298">
                <text:p>0.601766641568298</text:p>
              </table:table-cell>
              <table:table-cell office:value-type="float" office:value="0.17339053186911">
                <text:p>0.17339053186911</text:p>
              </table:table-cell>
              <table:table-cell office:value-type="float" office:value="-0.233953831473657">
                <text:p>-0.2339538314736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99999999999997">
                <text:p>0.0999999999999997</text:p>
              </table:table-cell>
              <table:table-cell office:value-type="float" office:value="0.633112279748733">
                <text:p>0.633112279748733</text:p>
              </table:table-cell>
              <table:table-cell office:value-type="float" office:value="0.368497715843762">
                <text:p>0.368497715843762</text:p>
              </table:table-cell>
              <table:table-cell office:value-type="float" office:value="0.0508663752820168">
                <text:p>0.0508663752820168</text:p>
              </table:table-cell>
              <table:table-cell office:value-type="float" office:value="-0.243794272948657">
                <text:p>-0.2437942729486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99999999999997">
                <text:p>0.0499999999999997</text:p>
              </table:table-cell>
              <table:table-cell office:value-type="float" office:value="0.282656468062677">
                <text:p>0.282656468062677</text:p>
              </table:table-cell>
              <table:table-cell office:value-type="float" office:value="0.133029721490317">
                <text:p>0.133029721490317</text:p>
              </table:table-cell>
              <table:table-cell office:value-type="float" office:value="-0.042710666766233">
                <text:p>-0.042710666766233</text:p>
              </table:table-cell>
              <table:table-cell office:value-type="float" office:value="-0.201739678418733">
                <text:p>-0.201739678418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19189119579732E-016">
                <text:p>-3.19189119579732E-016</text:p>
              </table:table-cell>
              <table:table-cell office:value-type="float" office:value="-5.31122490699424E-015">
                <text:p>-5.31122490699424E-015</text:p>
              </table:table-cell>
              <table:table-cell office:value-type="float" office:value="-4.23518056889249E-015">
                <text:p>-4.23518056889249E-015</text:p>
              </table:table-cell>
              <table:table-cell office:value-type="float" office:value="-2.99942186464895E-015">
                <text:p>-2.99942186464895E-015</text:p>
              </table:table-cell>
              <table:table-cell office:value-type="float" office:value="-1.90871101249695E-015">
                <text:p>-1.90871101249695E-0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